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">
      <style:table-cell-properties fo:background-color="#fcd4d1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9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8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1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2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5" style:family="table-cell" style:parent-style-name="Default" style:data-style-name="N2"/>
    <style:style style:name="ce246" style:family="table-cell" style:parent-style-name="Default" style:data-style-name="N2">
      <style:text-properties style:font-name="Arial"/>
    </style:style>
    <style:style style:name="ce247" style:family="table-cell" style:parent-style-name="Default" style:data-style-name="N2">
      <style:table-cell-properties fo:background-color="#ffff99"/>
      <style:text-properties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/>
    </style:style>
    <style:style style:name="ce249" style:family="table-cell" style:parent-style-name="Default" style:data-style-name="N2">
      <style:text-properties style:use-window-font-color="true" style:font-name="Arial"/>
    </style:style>
    <style:style style:name="ce250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51" style:family="table-cell" style:parent-style-name="Default" style:data-style-name="N2">
      <style:table-cell-properties fo:background-color="transparent"/>
      <style:text-properties style:font-name="Arial" fo:font-style="italic" style:font-style-asian="italic" style:font-style-complex="italic"/>
    </style:style>
    <style:style style:name="ce252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253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54" style:family="table-cell" style:parent-style-name="Default" style:data-style-name="N2">
      <style:table-cell-properties fo:background-color="#ffff99"/>
      <style:text-properties style:font-name="Arial" fo:font-style="normal" style:font-style-asian="normal" style:font-style-complex="normal"/>
    </style:style>
    <style:style style:name="ce255" style:family="table-cell" style:parent-style-name="Default" style:data-style-name="N2">
      <style:text-properties style:font-name="Arial" fo:font-style="italic" style:font-style-asian="italic" style:font-style-complex="italic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6"/>
        <table:table-column table:style-name="co27" table:default-cell-style-name="ce246"/>
        <table:table-column table:style-name="co28" table:default-cell-style-name="ce246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1" office:value-type="string" calcext:value-type="string">
            <text:p>Fuel cons.</text:p>
          </table:table-cell>
          <table:table-cell table:style-name="ce241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1" office:value-type="string" calcext:value-type="string">
            <text:p>kG/km</text:p>
          </table:table-cell>
          <table:table-cell table:style-name="ce241" office:value-type="string" calcext:value-type="string">
            <text:p>kG/h/km/h</text:p>
          </table:table-cell>
          <table:table-cell table:style-name="ce241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2" table:formula="of:=([.O3]/([.E3]*0.5))*[.G3]" office:value-type="float" office:value="17.544" calcext:value-type="float">
            <text:p>17.54</text:p>
          </table:table-cell>
          <table:table-cell table:style-name="ce242" table:number-columns-repeated="2"/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4]/([.E4]*0.5))*[.G4]" office:value-type="float" office:value="16" calcext:value-type="float">
            <text:p>16.00</text:p>
          </table:table-cell>
          <table:table-cell table:style-name="ce243"/>
          <table:table-cell/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5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8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4" table:formula="of:=(50*0.45359237)/1.6" office:value-type="float" office:value="14.1747615625" calcext:value-type="float">
            <text:p>14.17</text:p>
          </table:table-cell>
          <table:table-cell table:style-name="ce244" table:formula="of:=[.O5]/[.F4]" office:value-type="float" office:value="1.57395833333333" calcext:value-type="float">
            <text:p>1.57</text:p>
          </table:table-cell>
          <table:table-cell/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]/([.E6]*0.5))*[.G6]" office:value-type="float" office:value="7.08333333333333" calcext:value-type="float">
            <text:p>7.08</text:p>
          </table:table-cell>
          <table:table-cell table:style-name="ce243"/>
          <table:table-cell/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]/([.E7]*0.5))*[.G7]" office:value-type="float" office:value="10.08" calcext:value-type="float">
            <text:p>10.08</text:p>
          </table:table-cell>
          <table:table-cell table:style-name="ce243"/>
          <table:table-cell/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]/([.E8]*0.5))*[.G8]" office:value-type="float" office:value="17.28" calcext:value-type="float">
            <text:p>17.28</text:p>
          </table:table-cell>
          <table:table-cell table:style-name="ce243"/>
          <table:table-cell/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]/([.E9]*0.5))*[.G9]" office:value-type="float" office:value="12" calcext:value-type="float">
            <text:p>12.00</text:p>
          </table:table-cell>
          <table:table-cell table:style-name="ce243"/>
          <table:table-cell/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0]/([.E10]*0.5))*[.G10]" office:value-type="float" office:value="5.5" calcext:value-type="float">
            <text:p>5.50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1]/([.E11]*0.5))*[.G11]" office:value-type="float" office:value="6.10169491525424" calcext:value-type="float">
            <text:p>6.10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9" table:formula="of:=[.T12]*[.F12]/[.G12]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4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/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3]/([.E13]*0.5))*[.G13]" office:value-type="float" office:value="8.57142857142857" calcext:value-type="float">
            <text:p>8.57</text:p>
          </table:table-cell>
          <table:table-cell table:style-name="ce243"/>
          <table:table-cell/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4]/([.E14]*0.5))*[.G14]" office:value-type="float" office:value="7.425" calcext:value-type="float">
            <text:p>7.43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]/([.E15]*0.5))*[.G15]" office:value-type="string" office:string-value="" calcext:value-type="error">
            <text:p>#VALUE!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]/([.E16]*0.5))*[.G16]" office:value-type="float" office:value="17.3309256072727" calcext:value-type="float">
            <text:p>17.3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]/([.E17]*0.5))*[.G17]" office:value-type="string" office:string-value="" calcext:value-type="error">
            <text:p>#VALUE!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]/([.E18]*0.5))*[.G18]" office:value-type="float" office:value="4.93411764705882" calcext:value-type="float">
            <text:p>4.9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]/([.E19]*0.5))*[.G19]" office:value-type="float" office:value="7.48928571428571" calcext:value-type="float">
            <text:p>7.4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20]/([.E20]*0.5))*[.G20]" office:value-type="float" office:value="12.5" calcext:value-type="float">
            <text:p>12.5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21]/([.E21]*0.5))*[.G21]" office:value-type="float" office:value="6.56470588235294" calcext:value-type="float">
            <text:p>6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22]/([.E22]*0.5))*[.G22]" office:value-type="float" office:value="7.2" calcext:value-type="float">
            <text:p>7.2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23]/([.E23]*0.5))*[.G23]" office:value-type="float" office:value="6.35294117647059" calcext:value-type="float">
            <text:p>6.35</text:p>
          </table:table-cell>
          <table:table-cell table:style-name="ce243"/>
          <table:table-cell/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24]/([.E24]*0.5))*[.G24]" office:value-type="float" office:value="11.625" calcext:value-type="float">
            <text:p>11.63</text:p>
          </table:table-cell>
          <table:table-cell table:style-name="ce243"/>
          <table:table-cell/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25]/([.E25]*0.5))*[.G25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26]/([.E26]*0.5))*[.G26]" office:value-type="float" office:value="8.53252444837647" calcext:value-type="float">
            <text:p>8.53</text:p>
          </table:table-cell>
          <table:table-cell table:style-name="ce243"/>
          <table:table-cell table:style-name="ce249"/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27]/([.E27]*0.5))*[.G27]" office:value-type="float" office:value="7.69282171304348" calcext:value-type="float">
            <text:p>7.69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28]/([.E28]*0.5))*[.G28]" office:value-type="float" office:value="8.7375258962963" calcext:value-type="float">
            <text:p>8.74</text:p>
          </table:table-cell>
          <table:table-cell table:style-name="ce243"/>
          <table:table-cell/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29]/([.E29]*0.5))*[.G29]" office:value-type="float" office:value="8.07441009166667" calcext:value-type="float">
            <text:p>8.07</text:p>
          </table:table-cell>
          <table:table-cell table:style-name="ce243"/>
          <table:table-cell/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30]/([.E30]*0.5))*[.G30]" office:value-type="float" office:value="14.6529937391304" calcext:value-type="float">
            <text:p>14.65</text:p>
          </table:table-cell>
          <table:table-cell table:style-name="ce243"/>
          <table:table-cell/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31]/([.E31]*0.5))*[.G31]" office:value-type="float" office:value="8.02141642105263" calcext:value-type="float">
            <text:p>8.0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32]/([.E32]*0.5))*[.G32]" office:value-type="float" office:value="7.86226133333333" calcext:value-type="float">
            <text:p>7.8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33]/([.E33]*0.5))*[.G33]" office:value-type="float" office:value="7.8316762727619" calcext:value-type="float">
            <text:p>7.83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34]/([.E34]*0.5))*[.G34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35]/([.E35]*0.5))*[.G35]" office:value-type="float" office:value="13.390467832381" calcext:value-type="float">
            <text:p>13.39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36]/([.E36]*0.5))*[.G36]" office:value-type="float" office:value="12.9905449949091" calcext:value-type="float">
            <text:p>12.99</text:p>
          </table:table-cell>
          <table:table-cell table:style-name="ce243"/>
          <table:table-cell/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37]/([.E37]*0.5))*[.G37]" office:value-type="float" office:value="8.3580676288" calcext:value-type="float">
            <text:p>8.3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9" table:formula="of:=[.T38]*[.F38]/[.G38]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4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7"/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39]/([.E39]*0.5))*[.G39]" office:value-type="float" office:value="17.5955896666667" calcext:value-type="float">
            <text:p>17.60</text:p>
          </table:table-cell>
          <table:table-cell table:style-name="ce243"/>
          <table:table-cell/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0]/([.E40]*0.5))*[.G40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41]/([.E41]*0.5))*[.G41]" office:value-type="string" office:string-value="" calcext:value-type="error">
            <text:p>#VALUE!</text:p>
          </table:table-cell>
          <table:table-cell table:style-name="ce243"/>
          <table:table-cell/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3" table:formula="of:=([.O42]/([.E42]*0.5))*[.G42]" office:value-type="float" office:value="17.2755652173913" calcext:value-type="float">
            <text:p>17.2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43]/([.E43]*0.5))*[.G43]" office:value-type="float" office:value="10.9902" calcext:value-type="float">
            <text:p>10.9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4]/([.E44]*0.5))*[.G44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45]/([.E45]*0.5))*[.G45]" office:value-type="string" office:string-value="" calcext:value-type="error">
            <text:p>#VALUE!</text:p>
          </table:table-cell>
          <table:table-cell table:style-name="ce243"/>
          <table:table-cell/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6]/([.E46]*0.5))*[.G46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7]/([.E47]*0.5))*[.G47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48]/([.E48]*0.5))*[.G48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49]/([.E49]*0.5))*[.G49]" office:value-type="float" office:value="10.11056568" calcext:value-type="float">
            <text:p>10.11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50]/([.E50]*0.5))*[.G50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51]/([.E51]*0.5))*[.G51]" office:value-type="string" office:string-value="" calcext:value-type="error">
            <text:p>#VALUE!</text:p>
          </table:table-cell>
          <table:table-cell table:style-name="ce243"/>
          <table:table-cell/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52]/([.E52]*0.5))*[.G52]" office:value-type="float" office:value="13.2426737560976" calcext:value-type="float">
            <text:p>13.24</text:p>
          </table:table-cell>
          <table:table-cell table:style-name="ce243"/>
          <table:table-cell/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53]/([.E53]*0.5))*[.G53]" office:value-type="string" office:string-value="" calcext:value-type="error">
            <text:p>#VALUE!</text:p>
          </table:table-cell>
          <table:table-cell table:style-name="ce243"/>
          <table:table-cell table:style-name="ce249"/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54]/([.E54]*0.5))*[.G54]" office:value-type="float" office:value="11.113004" calcext:value-type="float">
            <text:p>11.11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55]/([.E55]*0.5))*[.G55]" office:value-type="float" office:value="9.24240632478633" calcext:value-type="float">
            <text:p>9.24</text:p>
          </table:table-cell>
          <table:table-cell table:style-name="ce242"/>
          <table:table-cell table:style-name="ce247"/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56]/([.E56]*0.5))*[.G56]" office:value-type="float" office:value="11.9573162045217" calcext:value-type="float">
            <text:p>11.9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57]/([.E57]*0.5))*[.G57]" office:value-type="float" office:value="13.9915686153846" calcext:value-type="float">
            <text:p>13.9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58]/([.E58]*0.5))*[.G58]" office:value-type="float" office:value="7.79530251428571" calcext:value-type="float">
            <text:p>7.80</text:p>
          </table:table-cell>
          <table:table-cell table:style-name="ce243"/>
          <table:table-cell/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59]/([.E59]*0.5))*[.G59]" office:value-type="float" office:value="9.69390902857143" calcext:value-type="float">
            <text:p>9.69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M60]/[.N60])/([.G60]*[.O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60]/([.E60]*0.5))*[.G60]" office:value-type="float" office:value="4.23352533333333" calcext:value-type="float">
            <text:p>4.23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1]/([.E61]*0.5))*[.G61]" office:value-type="float" office:value="9.86356421818182" calcext:value-type="float">
            <text:p>9.86</text:p>
          </table:table-cell>
          <table:table-cell table:style-name="ce243"/>
          <table:table-cell/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2]/([.E62]*0.5))*[.G62]" office:value-type="float" office:value="20.5450494117647" calcext:value-type="float">
            <text:p>20.55</text:p>
          </table:table-cell>
          <table:table-cell table:style-name="ce243"/>
          <table:table-cell/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63]/([.E63]*0.5))*[.G63]" office:value-type="float" office:value="10.7850303021176" calcext:value-type="float">
            <text:p>10.79</text:p>
          </table:table-cell>
          <table:table-cell table:style-name="ce243"/>
          <table:table-cell table:style-name="ce249"/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64]/([.E64]*0.5))*[.G64]" office:value-type="float" office:value="11.0449105503614" calcext:value-type="float">
            <text:p>11.04</text:p>
          </table:table-cell>
          <table:table-cell table:style-name="ce243"/>
          <table:table-cell table:style-name="ce249"/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5]/([.E65]*0.5))*[.G65]" office:value-type="float" office:value="12.700576" calcext:value-type="float">
            <text:p>12.70</text:p>
          </table:table-cell>
          <table:table-cell table:style-name="ce243"/>
          <table:table-cell/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6]/([.E66]*0.5))*[.G66]" office:value-type="float" office:value="8.58761195016393" calcext:value-type="float">
            <text:p>8.59</text:p>
          </table:table-cell>
          <table:table-cell table:style-name="ce243"/>
          <table:table-cell/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67]/([.E67]*0.5))*[.G67]" office:value-type="float" office:value="7.79166666666667" calcext:value-type="float">
            <text:p>7.79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68]/([.E68]*0.5))*[.G68]" office:value-type="float" office:value="7.4021481266087" calcext:value-type="float">
            <text:p>7.40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69]/([.E69]*0.5))*[.G69]" office:value-type="float" office:value="8.42706094413913" calcext:value-type="float">
            <text:p>8.43</text:p>
          </table:table-cell>
          <table:table-cell table:style-name="ce243"/>
          <table:table-cell/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0]/([.E70]*0.5))*[.G70]" office:value-type="float" office:value="8.1577840812" calcext:value-type="float">
            <text:p>8.16</text:p>
          </table:table-cell>
          <table:table-cell table:style-name="ce243"/>
          <table:table-cell/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71]/([.E71]*0.5))*[.G71]" office:value-type="float" office:value="10.4768865792" calcext:value-type="float">
            <text:p>10.4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72]/([.E72]*0.5))*[.G72]" office:value-type="float" office:value="8.730738816" calcext:value-type="float">
            <text:p>8.73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3]/([.E73]*0.5))*[.G73]" office:value-type="float" office:value="9.88370991258353" calcext:value-type="float">
            <text:p>9.88</text:p>
          </table:table-cell>
          <table:table-cell table:style-name="ce243"/>
          <table:table-cell/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74]/([.E74]*0.5))*[.G74]" office:value-type="float" office:value="8.33548387096774" calcext:value-type="float">
            <text:p>8.34</text:p>
          </table:table-cell>
          <table:table-cell table:style-name="ce243"/>
          <table:table-cell table:style-name="ce249"/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75]/([.E75]*0.5))*[.G75]" office:value-type="float" office:value="19.3083081081081" calcext:value-type="float">
            <text:p>19.31</text:p>
          </table:table-cell>
          <table:table-cell table:style-name="ce243"/>
          <table:table-cell table:style-name="ce249"/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50"/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7]/([.E77]*0.5))*[.G77]" office:value-type="float" office:value="12.8220036332651" calcext:value-type="float">
            <text:p>12.82</text:p>
          </table:table-cell>
          <table:table-cell table:style-name="ce243"/>
          <table:table-cell/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78]/([.E78]*0.5))*[.G78]" office:value-type="float" office:value="13.096108224" calcext:value-type="float">
            <text:p>13.10</text:p>
          </table:table-cell>
          <table:table-cell table:style-name="ce243"/>
          <table:table-cell/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79]/([.E79]*0.5))*[.G79]" office:value-type="float" office:value="11.4591473684211" calcext:value-type="float">
            <text:p>11.46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80]/2" office:value-type="float" office:value="64" calcext:value-type="float">
            <text:p>64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93.987369989441" calcext:value-type="float">
            <text:p>1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80]*[.F80]/[.G80]" office:value-type="float" office:value="32.14025936" calcext:value-type="float">
            <text:p>32.14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4" table:formula="of:=(31*0.45359237)/1.6" office:value-type="float" office:value="8.78835216875" calcext:value-type="float">
            <text:p>8.79</text:p>
          </table:table-cell>
          <table:table-cell table:style-name="ce243" table:formula="of:=[.O80]/[.F80]" office:value-type="float" office:value="0.5021915525" calcext:value-type="float">
            <text:p>0.50</text:p>
          </table:table-cell>
          <table:table-cell table:style-name="ce248"/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9" table:formula="of:=[.T81]*[.F81]/[.G81]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4" table:formula="of:=(27*0.45359237)/1.6" office:value-type="float" office:value="7.65437124375" calcext:value-type="float">
            <text:p>7.65</text:p>
          </table:table-cell>
          <table:table-cell table:style-name="ce242"/>
          <table:table-cell table:style-name="ce247"/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60179603548837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82]/([.E82]*0.5))*[.G82]" office:value-type="float" office:value="3.274027056" calcext:value-type="float">
            <text:p>3.2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3]/([.E83]*0.5))*[.G83]" office:value-type="float" office:value="18.24724412544" calcext:value-type="float">
            <text:p>18.25</text:p>
          </table:table-cell>
          <table:table-cell table:style-name="ce243"/>
          <table:table-cell/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M84]/[.N84])/([.G84]*[.O84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4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1.091342352" calcext:value-type="float">
            <text:p>1.09</text:p>
          </table:table-cell>
          <table:table-cell table:style-name="ce247"/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5]/([.E85]*0.5))*[.G85]" office:value-type="float" office:value="7.70359307294118" calcext:value-type="float">
            <text:p>7.70</text:p>
          </table:table-cell>
          <table:table-cell table:style-name="ce243"/>
          <table:table-cell/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86]/([.E86]*0.5))*[.G86]" office:value-type="float" office:value="9.79630142740157" calcext:value-type="float">
            <text:p>9.80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7]/([.E87]*0.5))*[.G87]" office:value-type="float" office:value="9.35436301714286" calcext:value-type="float">
            <text:p>9.35</text:p>
          </table:table-cell>
          <table:table-cell table:style-name="ce243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table:formula="of:=[.E88]/2"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88]/([.E88]*0.5))*[.G88]" office:value-type="float" office:value="13.5752341346341" calcext:value-type="float">
            <text:p>13.58</text:p>
          </table:table-cell>
          <table:table-cell table:style-name="ce243"/>
          <table:table-cell/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7.917503171941" calcext:value-type="float">
            <text:p>2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89]*[.F89]/[.G89]" office:value-type="float" office:value="39.8716977284357" calcext:value-type="float">
            <text:p>39.87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4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/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83.923584988471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90]*[.F90]/[.G90]" office:value-type="float" office:value="30.8230604643275" calcext:value-type="float">
            <text:p>30.82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4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8"/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91]/([.E91]*0.5))*[.G91]" office:value-type="float" office:value="8.90535359232" calcext:value-type="float">
            <text:p>8.91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2]/([.E92]*0.5))*[.G92]" office:value-type="float" office:value="12.3257489167059" calcext:value-type="float">
            <text:p>12.33</text:p>
          </table:table-cell>
          <table:table-cell table:style-name="ce243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93]/([.E93]*0.5))*[.G93]" office:value-type="float" office:value="8.38150926336" calcext:value-type="float">
            <text:p>8.38</text:p>
          </table:table-cell>
          <table:table-cell table:style-name="ce243"/>
          <table:table-cell table:style-name="ce248"/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4]/[.G9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4]/2.5)*0.7457" office:value-type="float" office:value="360.739832" calcext:value-type="float">
            <text:p>361</text:p>
          </table:table-cell>
          <table:table-cell table:style-name="ce78" table:formula="of:=MIN(([.G94]*[.O94])*[.N94]*[.P94];[.L94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4]/([.E94]*0.5))*[.G94]" office:value-type="float" office:value="12.0622049431579" calcext:value-type="float">
            <text:p>12.06</text:p>
          </table:table-cell>
          <table:table-cell table:style-name="ce243"/>
          <table:table-cell/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5]/[.G9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5]/2.5)*0.7457" office:value-type="float" office:value="321.24756" calcext:value-type="float">
            <text:p>321</text:p>
          </table:table-cell>
          <table:table-cell table:style-name="ce78" table:formula="of:=MIN(([.G95]*[.O95])*[.N95]*[.P95];[.L95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5]/([.E95]*0.5))*[.G95]" office:value-type="float" office:value="10.1197199912727" calcext:value-type="float">
            <text:p>10.12</text:p>
          </table:table-cell>
          <table:table-cell table:style-name="ce243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6]/[.G9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6]/2.5)*0.7457" office:value-type="float" office:value="304.2456" calcext:value-type="float">
            <text:p>304</text:p>
          </table:table-cell>
          <table:table-cell table:style-name="ce78" table:formula="of:=MIN(([.G96]*[.O96])*[.N96]*[.P96];[.L9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6]/([.E96]*0.5))*[.G96]" office:value-type="float" office:value="13.8588235294118" calcext:value-type="float">
            <text:p>13.86</text:p>
          </table:table-cell>
          <table:table-cell table:style-name="ce243"/>
          <table:table-cell/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7]/[.G9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7]/2.5)*0.7457" office:value-type="float" office:value="106.33682" calcext:value-type="float">
            <text:p>106</text:p>
          </table:table-cell>
          <table:table-cell table:style-name="ce78" table:formula="of:=MIN(([.G97]*[.O97])*[.N97]*[.P97];[.L9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7]/([.E97]*0.5))*[.G97]" office:value-type="float" office:value="6.47662079441455" calcext:value-type="float">
            <text:p>6.48</text:p>
          </table:table-cell>
          <table:table-cell table:style-name="ce243"/>
          <table:table-cell/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8]/[.G9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8]/2.5)*0.7457" office:value-type="float" office:value="32.8108" calcext:value-type="float">
            <text:p>33</text:p>
          </table:table-cell>
          <table:table-cell table:style-name="ce78" table:formula="of:=MIN(([.G98]*[.O98])*[.N98]*[.P98];[.L98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98]/([.E98]*0.5))*[.G98]" office:value-type="float" office:value="3.33333333333333" calcext:value-type="float">
            <text:p>3.3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9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99]/[.G9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99]/2.5)*0.7457" office:value-type="float" office:value="391.64164" calcext:value-type="float">
            <text:p>392</text:p>
          </table:table-cell>
          <table:table-cell table:style-name="ce78" table:formula="of:=MIN(([.G99]*[.O99])*[.N99]*[.P99];[.L9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99]/([.E99]*0.5))*[.G99]" office:value-type="float" office:value="8.48821829333333" calcext:value-type="float">
            <text:p>8.49</text:p>
          </table:table-cell>
          <table:table-cell table:style-name="ce243"/>
          <table:table-cell/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0]/[.G10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0]/2.5)*0.7457" office:value-type="float" office:value="344.5134" calcext:value-type="float">
            <text:p>345</text:p>
          </table:table-cell>
          <table:table-cell table:style-name="ce78" table:formula="of:=MIN(([.G100]*[.O100])*[.N100]*[.P100];[.L100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3" table:formula="of:=([.O100]/([.E100]*0.5))*[.G100]" office:value-type="float" office:value="8.76511180346457" calcext:value-type="float">
            <text:p>8.77</text:p>
          </table:table-cell>
          <table:table-cell table:style-name="ce243"/>
          <table:table-cell table:style-name="ce249"/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1]/[.G10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1]/2.5)*0.7457" office:value-type="float" office:value="391.64164" calcext:value-type="float">
            <text:p>392</text:p>
          </table:table-cell>
          <table:table-cell table:style-name="ce78" table:formula="of:=MIN(([.G101]*[.O101])*[.N101]*[.P101];[.L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01]/([.E101]*0.5))*[.G101]" office:value-type="float" office:value="13.1713732137931" calcext:value-type="float">
            <text:p>13.17</text:p>
          </table:table-cell>
          <table:table-cell table:style-name="ce243"/>
          <table:table-cell/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2]/[.G10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2]/2.5)*0.7457" office:value-type="float" office:value="332.5822" calcext:value-type="float">
            <text:p>333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02]/([.E102]*0.5))*[.G102]" office:value-type="float" office:value="13.4812878776471" calcext:value-type="float">
            <text:p>13.48</text:p>
          </table:table-cell>
          <table:table-cell table:style-name="ce243"/>
          <table:table-cell/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3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3]/[.G103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3]/2.5)*0.7457" office:value-type="float" office:value="34.60048" calcext:value-type="float">
            <text:p>35</text:p>
          </table:table-cell>
          <table:table-cell table:style-name="ce78" table:formula="of:=MIN(([.G103]*[.O103])*[.N103]*[.P103];[.L103])" office:value-type="float" office:value="3.0689891644084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3]/([.E103]*0.5))*[.G103]" office:value-type="float" office:value="3.23125" calcext:value-type="float">
            <text:p>3.2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4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4]/[.G104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4]/2.5)*0.7457" office:value-type="float" office:value="50.40932" calcext:value-type="float">
            <text:p>50</text:p>
          </table:table-cell>
          <table:table-cell table:style-name="ce78" table:formula="of:=MIN(([.G104]*[.O104])*[.N104]*[.P104];[.L104])" office:value-type="float" office:value="2.5540706176749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.5" calcext:value-type="float">
            <text:p>5.50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4]/([.E104]*0.5))*[.G104]" office:value-type="float" office:value="2.90714285714286" calcext:value-type="float">
            <text:p>2.9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5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5]/[.G105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5]/2.5)*0.7457" office:value-type="float" office:value="298.28" calcext:value-type="float">
            <text:p>298</text:p>
          </table:table-cell>
          <table:table-cell table:style-name="ce78" table:formula="of:=MIN(([.G105]*[.O105])*[.N105]*[.P105];[.L105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5]/([.E105]*0.5))*[.G105]" office:value-type="float" office:value="11.0283016623158" calcext:value-type="float">
            <text:p>11.0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6]/[.G106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6]/2.5)*0.7457" office:value-type="float" office:value="322.1424" calcext:value-type="float">
            <text:p>322</text:p>
          </table:table-cell>
          <table:table-cell table:style-name="ce78" table:formula="of:=MIN(([.G106]*[.O106])*[.N106]*[.P106];[.L10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6]/([.E106]*0.5))*[.G106]" office:value-type="float" office:value="11.7175705162105" calcext:value-type="float">
            <text:p>11.7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7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7]/[.G107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7]/2.5)*0.7457" office:value-type="float" office:value="289.808848" calcext:value-type="float">
            <text:p>290</text:p>
          </table:table-cell>
          <table:table-cell table:style-name="ce78" table:formula="of:=MIN(([.G107]*[.O107])*[.N107]*[.P107];[.L107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7]/([.E107]*0.5))*[.G107]" office:value-type="float" office:value="10.8423593668465" calcext:value-type="float">
            <text:p>10.84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8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8]/[.G108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8]/2.5)*0.7457" office:value-type="float" office:value="304.2456" calcext:value-type="float">
            <text:p>304</text:p>
          </table:table-cell>
          <table:table-cell table:style-name="ce78" table:formula="of:=MIN(([.G108]*[.O108])*[.N108]*[.P108];[.L108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8]/([.E108]*0.5))*[.G108]" office:value-type="float" office:value="8.99624133333333" calcext:value-type="float">
            <text:p>9.0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09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09]/[.G109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09]/2.5)*0.7457" office:value-type="float" office:value="320.651" calcext:value-type="float">
            <text:p>321</text:p>
          </table:table-cell>
          <table:table-cell table:style-name="ce78" table:formula="of:=MIN(([.G109]*[.O109])*[.N109]*[.P109];[.L109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09]/([.E109]*0.5))*[.G109]" office:value-type="float" office:value="13.5752341346341" calcext:value-type="float">
            <text:p>13.5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0]/([.E110]*0.5))*[.G110]" office:value-type="float" office:value="11.5553896094118" calcext:value-type="float">
            <text:p>11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1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1]/[.G111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1]/2.5)*0.7457" office:value-type="float" office:value="31.91596" calcext:value-type="float">
            <text:p>32</text:p>
          </table:table-cell>
          <table:table-cell table:style-name="ce78" table:formula="of:=MIN(([.G111]*[.O111])*[.N111]*[.P111];[.L111])" office:value-type="float" office:value="3.2460640928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1]/([.E111]*0.5))*[.G111]" office:value-type="float" office:value="3.125" calcext:value-type="float">
            <text:p>3.1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2]/[.G11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2]/2.5)*0.7457" office:value-type="float" office:value="447.42" calcext:value-type="float">
            <text:p>447</text:p>
          </table:table-cell>
          <table:table-cell table:style-name="ce78" table:formula="of:=MIN(([.G112]*[.O112])*[.N112]*[.P112];[.L112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2]/([.E112]*0.5))*[.G112]" office:value-type="float" office:value="10.5776258732308" calcext:value-type="float">
            <text:p>10.5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3]/[.G11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3]/2.5)*0.7457" office:value-type="float" office:value="421.46964" calcext:value-type="float">
            <text:p>421</text:p>
          </table:table-cell>
          <table:table-cell table:style-name="ce78" table:formula="of:=MIN(([.G113]*[.O113])*[.N113]*[.P113];[.L113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3]/([.E113]*0.5))*[.G113]" office:value-type="float" office:value="17.6961358933333" calcext:value-type="float">
            <text:p>17.7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4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4]/[.G114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4]/2.5)*0.7457" office:value-type="float" office:value="29.828" calcext:value-type="float">
            <text:p>30</text:p>
          </table:table-cell>
          <table:table-cell table:style-name="ce78" table:formula="of:=MIN(([.G114]*[.O114])*[.N114]*[.P114];[.L114])" office:value-type="float" office:value="14.3778756945549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4]/([.E114]*0.5))*[.G114]" office:value-type="float" office:value="5.6245408" calcext:value-type="float">
            <text:p>5.6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5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5]/[.G11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5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5" calcext:value-type="float">
            <text:p>5.00</text:p>
          </table:table-cell>
          <table:table-cell table:style-name="ce92" table:formula="of:=([.M115]/[.N115])/([.G115]*[.O115])" office:value-type="percentage" office:value="0.0196535938823662" calcext:value-type="percentage">
            <text:p>1.9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15]/([.E115]*0.5))*[.G115]" office:value-type="float" office:value="3.75" calcext:value-type="float">
            <text:p>3.75</text:p>
          </table:table-cell>
          <table:table-cell table:style-name="ce242"/>
          <table:table-cell table:style-name="ce247"/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6]/[.G11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6]/2.5)*0.7457" office:value-type="float" office:value="347.4962" calcext:value-type="float">
            <text:p>347</text:p>
          </table:table-cell>
          <table:table-cell table:style-name="ce78" table:formula="of:=MIN(([.G116]*[.O116])*[.N116]*[.P116];[.L116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6]/([.E116]*0.5))*[.G116]" office:value-type="float" office:value="8.56097445013333" calcext:value-type="float">
            <text:p>8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7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7]/[.G11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7]/2.5)*0.7457" office:value-type="float" office:value="375.8328" calcext:value-type="float">
            <text:p>376</text:p>
          </table:table-cell>
          <table:table-cell table:style-name="ce78" table:formula="of:=MIN(([.G117]*[.O117])*[.N117]*[.P117];[.L11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7]/([.E117]*0.5))*[.G117]" office:value-type="float" office:value="8.41892671542857" calcext:value-type="float">
            <text:p>8.42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8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8]/[.G118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8]/2.5)*0.7457" office:value-type="float" office:value="29.828" calcext:value-type="float">
            <text:p>30</text:p>
          </table:table-cell>
          <table:table-cell table:style-name="ce78" table:formula="of:=MIN(([.G118]*[.O118])*[.N118]*[.P118];[.L118])" office:value-type="float" office:value="13.2846270818353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18]/([.E118]*0.5))*[.G118]" office:value-type="float" office:value="4.09253382" calcext:value-type="float">
            <text:p>4.09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9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19]/[.G11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19]/2.5)*0.7457" office:value-type="float" office:value="289.3316" calcext:value-type="float">
            <text:p>289</text:p>
          </table:table-cell>
          <table:table-cell table:style-name="ce78" table:formula="of:=MIN(([.G119]*[.O119])*[.N119]*[.P119];[.L11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3" table:formula="of:=([.O119]/([.E119]*0.5))*[.G119]" office:value-type="float" office:value="7.95120856457143" calcext:value-type="float">
            <text:p>7.95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0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0]/[.G12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0]/2.5)*0.7457" office:value-type="float" office:value="44.742" calcext:value-type="float">
            <text:p>45</text:p>
          </table:table-cell>
          <table:table-cell table:style-name="ce78" table:formula="of:=MIN(([.G120]*[.O120])*[.N120]*[.P120];[.L120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20]/([.E120]*0.5))*[.G120]" office:value-type="float" office:value="5.5" calcext:value-type="float">
            <text:p>5.5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1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1]/[.G12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1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1]/[.N121])/([.G121]*[.O12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21]/([.E121]*0.5))*[.G121]" office:value-type="float" office:value="8.50876027586207" calcext:value-type="float">
            <text:p>8.51</text:p>
          </table:table-cell>
          <table:table-cell table:style-name="ce242"/>
          <table:table-cell table:style-name="ce247"/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2]/[.G12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2]/2.5)*0.7457" office:value-type="float" office:value="369.8672" calcext:value-type="float">
            <text:p>370</text:p>
          </table:table-cell>
          <table:table-cell table:style-name="ce78" table:formula="of:=MIN(([.G122]*[.O122])*[.N122]*[.P122];[.L122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22]/([.E122]*0.5))*[.G122]" office:value-type="float" office:value="9.03179877517241" calcext:value-type="float">
            <text:p>9.0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3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3]/[.G12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3]/2.5)*0.7457" office:value-type="float" office:value="320.651" calcext:value-type="float">
            <text:p>321</text:p>
          </table:table-cell>
          <table:table-cell table:style-name="ce78" table:formula="of:=MIN(([.G123]*[.O123])*[.N123]*[.P123];[.L123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3]/([.E123]*0.5))*[.G123]" office:value-type="float" office:value="8.89230769230769" calcext:value-type="float">
            <text:p>8.89</text:p>
          </table:table-cell>
          <table:table-cell table:style-name="ce243"/>
          <table:table-cell/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4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4]/[.G124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4]/2.5)*0.7457" office:value-type="float" office:value="35.7936" calcext:value-type="float">
            <text:p>36</text:p>
          </table:table-cell>
          <table:table-cell table:style-name="ce78" table:formula="of:=MIN(([.G124]*[.O124])*[.N124]*[.P124];[.L124])" office:value-type="float" office:value="15.9415524982024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4]/([.E124]*0.5))*[.G124]" office:value-type="float" office:value="4.911040584" calcext:value-type="float">
            <text:p>4.91</text:p>
          </table:table-cell>
          <table:table-cell table:style-name="ce243"/>
          <table:table-cell/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5]/[.G12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5]/2.5)*0.7457" office:value-type="float" office:value="314.6854" calcext:value-type="float">
            <text:p>315</text:p>
          </table:table-cell>
          <table:table-cell table:style-name="ce78" table:formula="of:=MIN(([.G125]*[.O125])*[.N125]*[.P125];[.L12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5]/([.E125]*0.5))*[.G125]" office:value-type="float" office:value="11.7175705162105" calcext:value-type="float">
            <text:p>11.72</text:p>
          </table:table-cell>
          <table:table-cell table:style-name="ce243"/>
          <table:table-cell/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6]/[.G12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6]/2.5)*0.7457" office:value-type="float" office:value="447.42" calcext:value-type="float">
            <text:p>447</text:p>
          </table:table-cell>
          <table:table-cell table:style-name="ce78" table:formula="of:=MIN(([.G126]*[.O126])*[.N126]*[.P126];[.L12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6]/([.E126]*0.5))*[.G126]" office:value-type="float" office:value="13.8664675312941" calcext:value-type="float">
            <text:p>13.87</text:p>
          </table:table-cell>
          <table:table-cell table:style-name="ce243"/>
          <table:table-cell/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7]/[.G12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7]/2.5)*0.7457" office:value-type="float" office:value="275.1633" calcext:value-type="float">
            <text:p>275</text:p>
          </table:table-cell>
          <table:table-cell table:style-name="ce78" table:formula="of:=MIN(([.G127]*[.O127])*[.N127]*[.P127];[.L12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7]/([.E127]*0.5))*[.G127]" office:value-type="float" office:value="11.7717826732584" calcext:value-type="float">
            <text:p>11.77</text:p>
          </table:table-cell>
          <table:table-cell table:style-name="ce243"/>
          <table:table-cell/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8]/[.G12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8]/2.5)*0.7457" office:value-type="float" office:value="359.12912" calcext:value-type="float">
            <text:p>359</text:p>
          </table:table-cell>
          <table:table-cell table:style-name="ce78" table:formula="of:=MIN(([.G128]*[.O128])*[.N128]*[.P128];[.L128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8]/([.E128]*0.5))*[.G128]" office:value-type="float" office:value="13.096108224" calcext:value-type="float">
            <text:p>13.10</text:p>
          </table:table-cell>
          <table:table-cell table:style-name="ce243"/>
          <table:table-cell/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2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17.5357077480226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2" calcext:value-type="percentage">
            <text:p>2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29]/([.E129]*0.5))*[.G129]" office:value-type="float" office:value="3.9288324672" calcext:value-type="float">
            <text:p>3.93</text:p>
          </table:table-cell>
          <table:table-cell table:style-name="ce243"/>
          <table:table-cell/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0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0]/[.G130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0]/([.E130]*0.5))*[.G130]" office:value-type="float" office:value="11.7175705162105" calcext:value-type="float">
            <text:p>11.7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1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1]/[.G131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1]/2.5)*0.7457" office:value-type="float" office:value="365.393" calcext:value-type="float">
            <text:p>365</text:p>
          </table:table-cell>
          <table:table-cell table:style-name="ce78" table:formula="of:=MIN(([.G131]*[.O131])*[.N131]*[.P131];[.L131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1]/([.E131]*0.5))*[.G131]" office:value-type="float" office:value="9.37931034482759" calcext:value-type="float">
            <text:p>9.3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2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2]/[.G13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2]/2.5)*0.7457" office:value-type="float" office:value="361.21708" calcext:value-type="float">
            <text:p>361</text:p>
          </table:table-cell>
          <table:table-cell table:style-name="ce78" table:formula="of:=MIN(([.G132]*[.O132])*[.N132]*[.P132];[.L132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2]/([.E132]*0.5))*[.G132]" office:value-type="float" office:value="12.0655472" calcext:value-type="float">
            <text:p>12.0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3]/[.G133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3]/2.5)*0.7457" office:value-type="float" office:value="499.619" calcext:value-type="float">
            <text:p>500</text:p>
          </table:table-cell>
          <table:table-cell table:style-name="ce78" table:formula="of:=MIN(([.G133]*[.O133])*[.N133]*[.P133];[.L133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3]/([.E133]*0.5))*[.G133]" office:value-type="float" office:value="15.0605244576" calcext:value-type="float">
            <text:p>15.0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4]/[.G134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4]/2.5)*0.7457" office:value-type="float" office:value="444.4372" calcext:value-type="float">
            <text:p>444</text:p>
          </table:table-cell>
          <table:table-cell table:style-name="ce78" table:formula="of:=MIN(([.G134]*[.O134])*[.N134]*[.P134];[.L134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4]/([.E134]*0.5))*[.G134]" office:value-type="float" office:value="16.1775454531765" calcext:value-type="float">
            <text:p>16.1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5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5]/[.G135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5]/2.5)*0.7457" office:value-type="float" office:value="313.194" calcext:value-type="float">
            <text:p>313</text:p>
          </table:table-cell>
          <table:table-cell table:style-name="ce78" table:formula="of:=MIN(([.G135]*[.O135])*[.N135]*[.P135];[.L135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5]/([.E135]*0.5))*[.G135]" office:value-type="float" office:value="8.56097445013333" calcext:value-type="float">
            <text:p>8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6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6]/[.G13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6]/2.5)*0.7457" office:value-type="float" office:value="322.1424" calcext:value-type="float">
            <text:p>322</text:p>
          </table:table-cell>
          <table:table-cell table:style-name="ce78" table:formula="of:=MIN(([.G136]*[.O136])*[.N136]*[.P136];[.L13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6]/([.E136]*0.5))*[.G136]" office:value-type="float" office:value="11.59551249" calcext:value-type="float">
            <text:p>11.6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7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7]/[.G13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7]/2.5)*0.7457" office:value-type="float" office:value="400.29176" calcext:value-type="float">
            <text:p>400</text:p>
          </table:table-cell>
          <table:table-cell table:style-name="ce78" table:formula="of:=MIN(([.G137]*[.O137])*[.N137]*[.P137];[.L137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7]/([.E137]*0.5))*[.G137]" office:value-type="float" office:value="9.57023293292308" calcext:value-type="float">
            <text:p>9.5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8]/[.G138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8]/2.5)*0.7457" office:value-type="float" office:value="368.3758" calcext:value-type="float">
            <text:p>368</text:p>
          </table:table-cell>
          <table:table-cell table:style-name="ce78" table:formula="of:=MIN(([.G138]*[.O138])*[.N138]*[.P138];[.L138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8]/([.E138]*0.5))*[.G138]" office:value-type="float" office:value="8.18506764" calcext:value-type="float">
            <text:p>8.1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9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39]/([.E139]*0.5))*[.G139]" office:value-type="float" office:value="9.48338871393104" calcext:value-type="float">
            <text:p>9.4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0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0]/[.G14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0]/2.5)*0.7457" office:value-type="float" office:value="359.12912" calcext:value-type="float">
            <text:p>359</text:p>
          </table:table-cell>
          <table:table-cell table:style-name="ce78" table:formula="of:=MIN(([.G140]*[.O140])*[.N140]*[.P140];[.L140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0]/([.E140]*0.5))*[.G140]" office:value-type="float" office:value="11.4759711241237" calcext:value-type="float">
            <text:p>11.4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1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1]/[.G141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1]/2.5)*0.7457" office:value-type="float" office:value="333.77532" calcext:value-type="float">
            <text:p>334</text:p>
          </table:table-cell>
          <table:table-cell table:style-name="ce78" table:formula="of:=MIN(([.G141]*[.O141])*[.N141]*[.P141];[.L141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1]/([.E141]*0.5))*[.G141]" office:value-type="float" office:value="8.5124703456" calcext:value-type="float">
            <text:p>8.5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2]/[.G14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2]/2.5)*0.7457" office:value-type="float" office:value="405.6608" calcext:value-type="float">
            <text:p>406</text:p>
          </table:table-cell>
          <table:table-cell table:style-name="ce78" table:formula="of:=MIN(([.G142]*[.O142])*[.N142]*[.P142];[.L142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2]/([.E142]*0.5))*[.G142]" office:value-type="float" office:value="10.185861952" calcext:value-type="float">
            <text:p>10.1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3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3]/[.G14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3]/2.5)*0.7457" office:value-type="float" office:value="354.9532" calcext:value-type="float">
            <text:p>355</text:p>
          </table:table-cell>
          <table:table-cell table:style-name="ce78" table:formula="of:=MIN(([.G143]*[.O143])*[.N143]*[.P143];[.L143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3]/([.E143]*0.5))*[.G143]" office:value-type="float" office:value="13.096108224" calcext:value-type="float">
            <text:p>13.1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4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4]/[.G144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4]/2.5)*0.7457" office:value-type="float" office:value="318.56304" calcext:value-type="float">
            <text:p>319</text:p>
          </table:table-cell>
          <table:table-cell table:style-name="ce78" table:formula="of:=MIN(([.G144]*[.O144])*[.N144]*[.P144];[.L144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4]/([.E144]*0.5))*[.G144]" office:value-type="float" office:value="15.5997759727059" calcext:value-type="float">
            <text:p>15.6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5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5]/[.G145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5]/2.5)*0.7457" office:value-type="float" office:value="307.2284" calcext:value-type="float">
            <text:p>307</text:p>
          </table:table-cell>
          <table:table-cell table:style-name="ce78" table:formula="of:=MIN(([.G145]*[.O145])*[.N145]*[.P145];[.L145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5]/([.E145]*0.5))*[.G145]" office:value-type="float" office:value="10.7345149377049" calcext:value-type="float">
            <text:p>10.7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6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6]/[.G14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6]/2.5)*0.7457" office:value-type="float" office:value="341.5306" calcext:value-type="float">
            <text:p>342</text:p>
          </table:table-cell>
          <table:table-cell table:style-name="ce78" table:formula="of:=MIN(([.G146]*[.O146])*[.N146]*[.P146];[.L146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6]/([.E146]*0.5))*[.G146]" office:value-type="float" office:value="11.1316919904" calcext:value-type="float">
            <text:p>11.1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7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7]/[.G147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7]/2.5)*0.7457" office:value-type="float" office:value="114.24124" calcext:value-type="float">
            <text:p>114</text:p>
          </table:table-cell>
          <table:table-cell table:style-name="ce78" table:formula="of:=MIN(([.G147]*[.O147])*[.N147]*[.P147];[.L147])" office:value-type="float" office:value="54.787130548197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33" calcext:value-type="percentage">
            <text:p>2.3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7]/([.E147]*0.5))*[.G147]" office:value-type="float" office:value="8.048649846" calcext:value-type="float">
            <text:p>8.0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8]/[.G148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8]/2.5)*0.7457" office:value-type="float" office:value="373.74484" calcext:value-type="float">
            <text:p>374</text:p>
          </table:table-cell>
          <table:table-cell table:style-name="ce78" table:formula="of:=MIN(([.G148]*[.O148])*[.N148]*[.P148];[.L148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8]/([.E148]*0.5))*[.G148]" office:value-type="float" office:value="9.57023293292308" calcext:value-type="float">
            <text:p>9.5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49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49]/[.G14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49]/2.5)*0.7457" office:value-type="float" office:value="377.3242" calcext:value-type="float">
            <text:p>377</text:p>
          </table:table-cell>
          <table:table-cell table:style-name="ce78" table:formula="of:=MIN(([.G149]*[.O149])*[.N149]*[.P149];[.L149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49]/([.E149]*0.5))*[.G149]" office:value-type="float" office:value="10.3118962393701" calcext:value-type="float">
            <text:p>10.3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0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0]/[.G15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0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0]/[.N150])/([.G150]*[.O150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50]/([.E150]*0.5))*[.G150]" office:value-type="float" office:value="12.5128827586207" calcext:value-type="float">
            <text:p>12.51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1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1]/[.G15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1]/2.5)*0.7457" office:value-type="float" office:value="317.6682" calcext:value-type="float">
            <text:p>318</text:p>
          </table:table-cell>
          <table:table-cell table:style-name="ce78" table:formula="of:=MIN(([.G151]*[.O151])*[.N151]*[.P151];[.L15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1]/([.E151]*0.5))*[.G151]" office:value-type="float" office:value="11.9534832941176" calcext:value-type="float">
            <text:p>11.9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2]/[.G152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2]/2.5)*0.7457" office:value-type="float" office:value="447.42" calcext:value-type="float">
            <text:p>447</text:p>
          </table:table-cell>
          <table:table-cell table:style-name="ce78" table:formula="of:=MIN(([.G152]*[.O152])*[.N152]*[.P152];[.L152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152]*[.F152]/[.G152]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4" table:formula="of:=(32*0.45359237)/1.6" office:value-type="float" office:value="9.0718474" calcext:value-type="float">
            <text:p>9.07</text:p>
          </table:table-cell>
          <table:table-cell table:style-name="ce243" table:formula="of:=[.O152]/[.F152]" office:value-type="float" office:value="0.377993641666667" calcext:value-type="float">
            <text:p>0.38</text:p>
          </table:table-cell>
          <table:table-cell table:style-name="ce248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3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3]/[.G153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3]/2.5)*0.7457" office:value-type="float" office:value="487.6878" calcext:value-type="float">
            <text:p>488</text:p>
          </table:table-cell>
          <table:table-cell table:style-name="ce78" table:formula="of:=MIN(([.G153]*[.O153])*[.N153]*[.P153];[.L153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3]/([.E153]*0.5))*[.G153]" office:value-type="float" office:value="10.8381585302069" calcext:value-type="float">
            <text:p>10.84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4]/[.G154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4]/2.5)*0.7457" office:value-type="float" office:value="486.1964" calcext:value-type="float">
            <text:p>486</text:p>
          </table:table-cell>
          <table:table-cell table:style-name="ce78" table:formula="of:=MIN(([.G154]*[.O154])*[.N154]*[.P154];[.L154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4]/([.E154]*0.5))*[.G154]" office:value-type="float" office:value="10.8111307034483" calcext:value-type="float">
            <text:p>10.8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5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5]/[.G155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5]/2.5)*0.7457" office:value-type="float" office:value="307.735476" calcext:value-type="float">
            <text:p>308</text:p>
          </table:table-cell>
          <table:table-cell table:style-name="ce78" table:formula="of:=MIN(([.G155]*[.O155])*[.N155]*[.P155];[.L155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5]/([.E155]*0.5))*[.G155]" office:value-type="float" office:value="9.35436301714286" calcext:value-type="float">
            <text:p>9.3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6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6]/[.G156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6]/2.5)*0.7457" office:value-type="float" office:value="362.4102" calcext:value-type="float">
            <text:p>362</text:p>
          </table:table-cell>
          <table:table-cell table:style-name="ce78" table:formula="of:=MIN(([.G156]*[.O156])*[.N156]*[.P156];[.L156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6]/([.E156]*0.5))*[.G156]" office:value-type="float" office:value="11.2124214246575" calcext:value-type="float">
            <text:p>11.2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7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7]/[.G157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7]/2.5)*0.7457" office:value-type="float" office:value="456.3684" calcext:value-type="float">
            <text:p>456</text:p>
          </table:table-cell>
          <table:table-cell table:style-name="ce78" table:formula="of:=MIN(([.G157]*[.O157])*[.N157]*[.P157];[.L157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57]/([.E157]*0.5))*[.G157]" office:value-type="float" office:value="11.1361464489796" calcext:value-type="float">
            <text:p>11.14</text:p>
          </table:table-cell>
          <table:table-cell table:style-name="ce243"/>
          <table:table-cell/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8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8]/[.G15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8]/2.5)*0.7457" office:value-type="float" office:value="311.7026" calcext:value-type="float">
            <text:p>312</text:p>
          </table:table-cell>
          <table:table-cell table:style-name="ce78" table:formula="of:=MIN(([.G158]*[.O158])*[.N158]*[.P158];[.L158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58]/([.E158]*0.5))*[.G158]" office:value-type="float" office:value="10.4768865792" calcext:value-type="float">
            <text:p>10.48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5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59]/[.G15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59]/2.5)*0.7457" office:value-type="float" office:value="523.4814" calcext:value-type="float">
            <text:p>523</text:p>
          </table:table-cell>
          <table:table-cell table:style-name="ce78" table:formula="of:=MIN(([.G159]*[.O159])*[.N159]*[.P159];[.L15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59]/([.E159]*0.5))*[.G159]" office:value-type="float" office:value="16.1775454531765" calcext:value-type="float">
            <text:p>16.18</text:p>
          </table:table-cell>
          <table:table-cell table:style-name="ce243"/>
          <table:table-cell/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0]/[.G16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0]/2.5)*0.7457" office:value-type="float" office:value="343.022" calcext:value-type="float">
            <text:p>343</text:p>
          </table:table-cell>
          <table:table-cell table:style-name="ce78" table:formula="of:=MIN(([.G160]*[.O160])*[.N160]*[.P160];[.L16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0]/([.E160]*0.5))*[.G160]" office:value-type="float" office:value="13.8664675312941" calcext:value-type="float">
            <text:p>13.87</text:p>
          </table:table-cell>
          <table:table-cell table:style-name="ce243"/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1]/[.G16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1]/2.5)*0.7457" office:value-type="float" office:value="432.506" calcext:value-type="float">
            <text:p>433</text:p>
          </table:table-cell>
          <table:table-cell table:style-name="ce78" table:formula="of:=MIN(([.G161]*[.O161])*[.N161]*[.P161];[.L16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1]/([.E161]*0.5))*[.G161]" office:value-type="float" office:value="9.68374199661972" calcext:value-type="float">
            <text:p>9.68</text:p>
          </table:table-cell>
          <table:table-cell table:style-name="ce243"/>
          <table:table-cell/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2]/[.G16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2]/2.5)*0.7457" office:value-type="float" office:value="354.9532" calcext:value-type="float">
            <text:p>355</text:p>
          </table:table-cell>
          <table:table-cell table:style-name="ce78" table:formula="of:=MIN(([.G162]*[.O162])*[.N162]*[.P162];[.L16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2]/([.E162]*0.5))*[.G162]" office:value-type="float" office:value="11.8181818181818" calcext:value-type="float">
            <text:p>11.82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3]/[.G16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3]/2.5)*0.7457" office:value-type="float" office:value="512.981944" calcext:value-type="float">
            <text:p>513</text:p>
          </table:table-cell>
          <table:table-cell table:style-name="ce78" table:formula="of:=MIN(([.G163]*[.O163])*[.N163]*[.P163];[.L16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3]/([.E163]*0.5))*[.G163]" office:value-type="float" office:value="12.1931034482759" calcext:value-type="float">
            <text:p>12.19</text:p>
          </table:table-cell>
          <table:table-cell table:style-name="ce243"/>
          <table:table-cell table:style-name="ce248"/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4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4]/[.G164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4]/[.N164])/([.G164]*[.O164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64]/([.E164]*0.5))*[.G164]" office:value-type="float" office:value="9.24" calcext:value-type="float">
            <text:p>9.24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5]/[.G16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5]/2.5)*0.7457" office:value-type="float" office:value="739.7344" calcext:value-type="float">
            <text:p>740</text:p>
          </table:table-cell>
          <table:table-cell table:style-name="ce78" table:formula="of:=MIN(([.G165]*[.O165])*[.N165]*[.P165];[.L165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5]/([.E165]*0.5))*[.G165]" office:value-type="float" office:value="13.1239285333333" calcext:value-type="float">
            <text:p>13.12</text:p>
          </table:table-cell>
          <table:table-cell table:style-name="ce243"/>
          <table:table-cell/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6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6]/[.G16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6]/2.5)*0.7457" office:value-type="float" office:value="639.8106" calcext:value-type="float">
            <text:p>640</text:p>
          </table:table-cell>
          <table:table-cell table:style-name="ce78" table:formula="of:=MIN(([.G166]*[.O166])*[.N166]*[.P166];[.L166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6]/([.E166]*0.5))*[.G166]" office:value-type="float" office:value="11.90679" calcext:value-type="float">
            <text:p>11.91</text:p>
          </table:table-cell>
          <table:table-cell table:style-name="ce243"/>
          <table:table-cell/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7]/[.G16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7]/2.5)*0.7457" office:value-type="float" office:value="355.84804" calcext:value-type="float">
            <text:p>356</text:p>
          </table:table-cell>
          <table:table-cell table:style-name="ce78" table:formula="of:=MIN(([.G167]*[.O167])*[.N167]*[.P167];[.L167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67]/([.E167]*0.5))*[.G167]" office:value-type="float" office:value="12.4413028128" calcext:value-type="float">
            <text:p>12.44</text:p>
          </table:table-cell>
          <table:table-cell table:style-name="ce243"/>
          <table:table-cell/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8]/[.G16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8]/2.5)*0.7457" office:value-type="float" office:value="311.7026" calcext:value-type="float">
            <text:p>312</text:p>
          </table:table-cell>
          <table:table-cell table:style-name="ce78" table:formula="of:=MIN(([.G168]*[.O168])*[.N168]*[.P168];[.L16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8]/([.E168]*0.5))*[.G168]" office:value-type="float" office:value="13.7853770778947" calcext:value-type="float">
            <text:p>13.7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69]/[.G16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69]/2.5)*0.7457" office:value-type="float" office:value="426.510572" calcext:value-type="float">
            <text:p>427</text:p>
          </table:table-cell>
          <table:table-cell table:style-name="ce78" table:formula="of:=MIN(([.G169]*[.O169])*[.N169]*[.P169];[.L16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69]/([.E169]*0.5))*[.G169]" office:value-type="float" office:value="10.8111307034483" calcext:value-type="float">
            <text:p>10.8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0]/[.G17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0]/2.5)*0.7457" office:value-type="float" office:value="298.28" calcext:value-type="float">
            <text:p>298</text:p>
          </table:table-cell>
          <table:table-cell table:style-name="ce78" table:formula="of:=MIN(([.G170]*[.O170])*[.N170]*[.P170];[.L17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70]/([.E170]*0.5))*[.G170]" office:value-type="float" office:value="11.5553896094118" calcext:value-type="float">
            <text:p>11.56</text:p>
          </table:table-cell>
          <table:table-cell table:style-name="ce243"/>
          <table:table-cell/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1]/[.G17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1]/2.5)*0.7457" office:value-type="float" office:value="462.334" calcext:value-type="float">
            <text:p>462</text:p>
          </table:table-cell>
          <table:table-cell table:style-name="ce78" table:formula="of:=MIN(([.G171]*[.O171])*[.N171]*[.P171];[.L17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1]/([.E171]*0.5))*[.G171]" office:value-type="float" office:value="12" calcext:value-type="float">
            <text:p>12.00</text:p>
          </table:table-cell>
          <table:table-cell table:style-name="ce243"/>
          <table:table-cell table:style-name="ce248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2]/[.G17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2]/2.5)*0.7457" office:value-type="float" office:value="398.2038" calcext:value-type="float">
            <text:p>398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2]/([.E172]*0.5))*[.G172]" office:value-type="float" office:value="13.448275862069" calcext:value-type="float">
            <text:p>13.45</text:p>
          </table:table-cell>
          <table:table-cell table:style-name="ce243"/>
          <table:table-cell table:style-name="ce248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3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3]/[.G173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3]/2.5)*0.7457" office:value-type="float" office:value="639.8106" calcext:value-type="float">
            <text:p>640</text:p>
          </table:table-cell>
          <table:table-cell table:style-name="ce78" table:formula="of:=MIN(([.G173]*[.O173])*[.N173]*[.P173];[.L173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73]/([.E173]*0.5))*[.G173]" office:value-type="float" office:value="19.050864" calcext:value-type="float">
            <text:p>19.05</text:p>
          </table:table-cell>
          <table:table-cell table:style-name="ce243"/>
          <table:table-cell/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4]/2" office:value-type="float" office:value="52.5" calcext:value-type="float">
            <text:p>52.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74]/[.G174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4]/2.5)*0.7457" office:value-type="float" office:value="542.8696" calcext:value-type="float">
            <text:p>543</text:p>
          </table:table-cell>
          <table:table-cell table:style-name="ce78" table:formula="of:=MIN(([.G174]*[.O174])*[.N174]*[.P174];[.L174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[.O174]/([.E174]*0.5))*[.G174]" office:value-type="float" office:value="13.096108224" calcext:value-type="float">
            <text:p>13.10</text:p>
          </table:table-cell>
          <table:table-cell table:style-name="ce243"/>
          <table:table-cell/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5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5]/[.G175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5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M175]/[.N175])/([.G175]*[.O175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2" table:formula="of:=([.O175]/([.E175]*0.5))*[.G175]" office:value-type="float" office:value="9.86693085369863" calcext:value-type="float">
            <text:p>9.87</text:p>
          </table:table-cell>
          <table:table-cell table:style-name="ce242"/>
          <table:table-cell table:style-name="ce247"/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6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6]/[.G17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6]/2.5)*0.7457" office:value-type="float" office:value="361.21708" calcext:value-type="float">
            <text:p>361</text:p>
          </table:table-cell>
          <table:table-cell table:style-name="ce78" table:formula="of:=MIN(([.G176]*[.O176])*[.N176]*[.P176];[.L176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6]/([.E176]*0.5))*[.G176]" office:value-type="float" office:value="14.1378441054545" calcext:value-type="float">
            <text:p>14.14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7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7]/[.G17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7]/2.5)*0.7457" office:value-type="float" office:value="462.334" calcext:value-type="float">
            <text:p>462</text:p>
          </table:table-cell>
          <table:table-cell table:style-name="ce78" table:formula="of:=MIN(([.G177]*[.O177])*[.N177]*[.P177];[.L177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7]/([.E177]*0.5))*[.G177]" office:value-type="float" office:value="10.9090909090909" calcext:value-type="float">
            <text:p>10.91</text:p>
          </table:table-cell>
          <table:table-cell table:style-name="ce243"/>
          <table:table-cell table:style-name="ce248"/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8]/[.G178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8]/2.5)*0.7457" office:value-type="float" office:value="706.9236" calcext:value-type="float">
            <text:p>707</text:p>
          </table:table-cell>
          <table:table-cell table:style-name="ce78" table:formula="of:=MIN(([.G178]*[.O178])*[.N178]*[.P178];[.L178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8]/([.E178]*0.5))*[.G178]" office:value-type="float" office:value="13.1239285333333" calcext:value-type="float">
            <text:p>13.12</text:p>
          </table:table-cell>
          <table:table-cell table:style-name="ce243"/>
          <table:table-cell table:style-name="ce248"/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9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79]/[.G179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79]/2.5)*0.7457" office:value-type="float" office:value="608.4912" calcext:value-type="float">
            <text:p>608</text:p>
          </table:table-cell>
          <table:table-cell table:style-name="ce78" table:formula="of:=MIN(([.G179]*[.O179])*[.N179]*[.P179];[.L179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79]/([.E179]*0.5))*[.G179]" office:value-type="float" office:value="11.8881118881119" calcext:value-type="float">
            <text:p>11.89</text:p>
          </table:table-cell>
          <table:table-cell table:style-name="ce243"/>
          <table:table-cell table:style-name="ce248"/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0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0]/[.G180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0]/2.5)*0.7457" office:value-type="float" office:value="439.36644" calcext:value-type="float">
            <text:p>439</text:p>
          </table:table-cell>
          <table:table-cell table:style-name="ce78" table:formula="of:=MIN(([.G180]*[.O180])*[.N180]*[.P180];[.L180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0]/([.E180]*0.5))*[.G180]" office:value-type="float" office:value="13.3186206896552" calcext:value-type="float">
            <text:p>13.32</text:p>
          </table:table-cell>
          <table:table-cell table:style-name="ce243"/>
          <table:table-cell table:style-name="ce248"/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1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1]/[.G181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1]/2.5)*0.7457" office:value-type="float" office:value="596.56" calcext:value-type="float">
            <text:p>597</text:p>
          </table:table-cell>
          <table:table-cell table:style-name="ce78" table:formula="of:=MIN(([.G181]*[.O181])*[.N181]*[.P181];[.L181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1]/([.E181]*0.5))*[.G181]" office:value-type="float" office:value="12.004765872" calcext:value-type="float">
            <text:p>12.00</text:p>
          </table:table-cell>
          <table:table-cell table:style-name="ce243"/>
          <table:table-cell table:style-name="ce248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2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2]/[.G182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2]/2.5)*0.7457" office:value-type="float" office:value="592.026144" calcext:value-type="float">
            <text:p>592</text:p>
          </table:table-cell>
          <table:table-cell table:style-name="ce78" table:formula="of:=MIN(([.G182]*[.O182])*[.N182]*[.P182];[.L182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2]/([.E182]*0.5))*[.G182]" office:value-type="float" office:value="16.37013528" calcext:value-type="float">
            <text:p>16.37</text:p>
          </table:table-cell>
          <table:table-cell table:style-name="ce243"/>
          <table:table-cell table:style-name="ce248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3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3]/[.G183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3]/2.5)*0.7457" office:value-type="float" office:value="639.8106" calcext:value-type="float">
            <text:p>640</text:p>
          </table:table-cell>
          <table:table-cell table:style-name="ce78" table:formula="of:=MIN(([.G183]*[.O183])*[.N183]*[.P183];[.L183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3]/([.E183]*0.5))*[.G183]" office:value-type="float" office:value="11.7864974016" calcext:value-type="float">
            <text:p>11.79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4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4]/[.G18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4]/2.5)*0.7457" office:value-type="float" office:value="397.01068" calcext:value-type="float">
            <text:p>397</text:p>
          </table:table-cell>
          <table:table-cell table:style-name="ce78" table:formula="of:=MIN(([.G184]*[.O184])*[.N184]*[.P184];[.L184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4]/([.E184]*0.5))*[.G184]" office:value-type="float" office:value="16.1775454531765" calcext:value-type="float">
            <text:p>16.18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5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5]/[.G18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5]/2.5)*0.7457" office:value-type="float" office:value="384.7812" calcext:value-type="float">
            <text:p>385</text:p>
          </table:table-cell>
          <table:table-cell table:style-name="ce78" table:formula="of:=MIN(([.G185]*[.O185])*[.N185]*[.P185];[.L185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5]/([.E185]*0.5))*[.G185]" office:value-type="float" office:value="9.14056606060606" calcext:value-type="float">
            <text:p>9.14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6]/[.G18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6]/2.5)*0.7457" office:value-type="float" office:value="317.6682" calcext:value-type="float">
            <text:p>318</text:p>
          </table:table-cell>
          <table:table-cell table:style-name="ce78" table:formula="of:=MIN(([.G186]*[.O186])*[.N186]*[.P186];[.L18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6]/([.E186]*0.5))*[.G186]" office:value-type="float" office:value="11.9534832941176" calcext:value-type="float">
            <text:p>11.9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7]/[.G18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7]/2.5)*0.7457" office:value-type="float" office:value="371.65688" calcext:value-type="float">
            <text:p>372</text:p>
          </table:table-cell>
          <table:table-cell table:style-name="ce78" table:formula="of:=MIN(([.G187]*[.O187])*[.N187]*[.P187];[.L187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[.O187]/([.E187]*0.5))*[.G187]" office:value-type="float" office:value="9.23076923076923" calcext:value-type="float">
            <text:p>9.23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8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8]/[.G18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8]/2.5)*0.7457" office:value-type="float" office:value="432.506" calcext:value-type="float">
            <text:p>433</text:p>
          </table:table-cell>
          <table:table-cell table:style-name="ce78" table:formula="of:=MIN(([.G188]*[.O188])*[.N188]*[.P188];[.L188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8]/([.E188]*0.5))*[.G188]" office:value-type="float" office:value="10.185861952" calcext:value-type="float">
            <text:p>10.19</text:p>
          </table:table-cell>
          <table:table-cell table:style-name="ce243"/>
          <table:table-cell table:style-name="ce248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9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89]/[.G18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9]/2.5)*0.7457" office:value-type="float" office:value="387.764" calcext:value-type="float">
            <text:p>388</text:p>
          </table:table-cell>
          <table:table-cell table:style-name="ce78" table:formula="of:=MIN(([.G189]*[.O189])*[.N189]*[.P189];[.L189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89]/([.E189]*0.5))*[.G189]" office:value-type="float" office:value="12.4413028128" calcext:value-type="float">
            <text:p>12.44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0]/[.G19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0]/2.5)*0.7457" office:value-type="float" office:value="187.31984" calcext:value-type="float">
            <text:p>187</text:p>
          </table:table-cell>
          <table:table-cell table:style-name="ce78" table:formula="of:=MIN(([.G190]*[.O190])*[.N190]*[.P190];[.L190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0]/([.E190]*0.5))*[.G190]" office:value-type="float" office:value="16.1518668096" calcext:value-type="float">
            <text:p>16.15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1]/[.G19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1]/2.5)*0.7457" office:value-type="float" office:value="334.0736" calcext:value-type="float">
            <text:p>334</text:p>
          </table:table-cell>
          <table:table-cell table:style-name="ce78" table:formula="of:=MIN(([.G191]*[.O191])*[.N191]*[.P191];[.L191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1]/([.E191]*0.5))*[.G191]" office:value-type="float" office:value="10.0739294030769" calcext:value-type="float">
            <text:p>10.0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2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2]/[.G19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2]/2.5)*0.7457" office:value-type="float" office:value="755.54324" calcext:value-type="float">
            <text:p>756</text:p>
          </table:table-cell>
          <table:table-cell table:style-name="ce78" table:formula="of:=MIN(([.G192]*[.O192])*[.N192]*[.P192];[.L192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7"/>
          <table:table-cell table:style-name="ce243" table:formula="of:=([.O192]/([.E192]*0.5))*[.G192]" office:value-type="float" office:value="9.8429464" calcext:value-type="float">
            <text:p>9.84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3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3]/[.G193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3]/2.5)*0.7457" office:value-type="float" office:value="442.9458" calcext:value-type="float">
            <text:p>443</text:p>
          </table:table-cell>
          <table:table-cell table:style-name="ce78" table:formula="of:=MIN(([.G193]*[.O193])*[.N193]*[.P193];[.L193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[.O193]/([.E193]*0.5))*[.G193]" office:value-type="float" office:value="9.72985505374648" calcext:value-type="float">
            <text:p>9.73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4]/[.G19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4]/2.5)*0.7457" office:value-type="float" office:value="548.8352" calcext:value-type="float">
            <text:p>549</text:p>
          </table:table-cell>
          <table:table-cell table:style-name="ce78" table:formula="of:=MIN(([.G194]*[.O194])*[.N194]*[.P194];[.L194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3" table:formula="of:=([.O194]/([.E194]*0.5))*[.G194]" office:value-type="float" office:value="9" calcext:value-type="float">
            <text:p>9.00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5]/[.G19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5]/2.5)*0.7457" office:value-type="float" office:value="459.3512" calcext:value-type="float">
            <text:p>459</text:p>
          </table:table-cell>
          <table:table-cell table:style-name="ce78" table:formula="of:=MIN(([.G195]*[.O195])*[.N195]*[.P195];[.L195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3" table:formula="of:=([.O195]/([.E195]*0.5))*[.G195]" office:value-type="float" office:value="8.14613605442177" calcext:value-type="float">
            <text:p>8.15</text:p>
          </table:table-cell>
          <table:table-cell table:style-name="ce243"/>
          <table:table-cell table:style-name="ce248"/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6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6]/[.G196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6]/2.5)*0.7457" office:value-type="float" office:value="158.98324" calcext:value-type="float">
            <text:p>159</text:p>
          </table:table-cell>
          <table:table-cell table:style-name="ce78" table:formula="of:=MIN(([.G196]*[.O196])*[.N196]*[.P196];[.L196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3" table:formula="of:=([.O196]/([.E196]*0.5))*[.G196]" office:value-type="float" office:value="9.33333333333333" calcext:value-type="float">
            <text:p>9.33</text:p>
          </table:table-cell>
          <table:table-cell table:style-name="ce243"/>
          <table:table-cell table:style-name="ce251"/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4]/2" office:value-type="float" office:value="665.5" calcext:value-type="float">
            <text:p>665.5</text:p>
          </table:table-cell>
          <table:table-cell table:style-name="ce48" table:formula="of:=[.H197]/[.G19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7]/2.5)*0.7457" office:value-type="float" office:value="198.50534" calcext:value-type="float">
            <text:p>199</text:p>
          </table:table-cell>
          <table:table-cell table:style-name="ce78" table:formula="of:=MIN(([.G197]*[.O197])*[.N197]*[.P197];[.L197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3" table:formula="of:=([.O197]/([.E197]*0.5))*[.G197]" office:value-type="float" office:value="4.53333333333333" calcext:value-type="float">
            <text:p>4.5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8]/[.G19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8]/2.5)*0.7457" office:value-type="float" office:value="473.07208" calcext:value-type="float">
            <text:p>473</text:p>
          </table:table-cell>
          <table:table-cell table:style-name="ce78" table:formula="of:=MIN(([.G198]*[.O198])*[.N198]*[.P198];[.L198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3" table:formula="of:=([.O198]/([.E198]*0.5))*[.G198]" office:value-type="float" office:value="9.61538461538462" calcext:value-type="float">
            <text:p>9.62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199]/[.G19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199]/2.5)*0.7457" office:value-type="float" office:value="397.75638" calcext:value-type="float">
            <text:p>398</text:p>
          </table:table-cell>
          <table:table-cell table:style-name="ce78" table:formula="of:=MIN(([.G199]*[.O199])*[.N199]*[.P199];[.L199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3" table:formula="of:=([.O199]/([.E199]*0.5))*[.G199]" office:value-type="float" office:value="9.19230769230769" calcext:value-type="float">
            <text:p>9.19</text:p>
          </table:table-cell>
          <table:table-cell table:style-name="ce243"/>
          <table:table-cell table:style-name="ce251"/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0]/[.G20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0]/2.5)*0.7457" office:value-type="float" office:value="611.474" calcext:value-type="float">
            <text:p>611</text:p>
          </table:table-cell>
          <table:table-cell table:style-name="ce78" table:formula="of:=MIN(([.G200]*[.O200])*[.N200]*[.P200];[.L200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3" table:formula="of:=([.O200]/([.E200]*0.5))*[.G200]" office:value-type="float" office:value="9.8429464" calcext:value-type="float">
            <text:p>9.84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1]/[.G20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1]/2.5)*0.7457" office:value-type="float" office:value="469.791" calcext:value-type="float">
            <text:p>470</text:p>
          </table:table-cell>
          <table:table-cell table:style-name="ce221" table:formula="of:=MIN(([.G201]*[.O201])*[.N201]*[.P201];[.L201])" office:value-type="float" office:value="448.618799192849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01]*[.F201]/[.G201]" office:value-type="float" office:value="44.225256075" calcext:value-type="float">
            <text:p>44.23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4" table:formula="of:=(52*0.45359237)/1.6" office:value-type="float" office:value="14.741752025" calcext:value-type="float">
            <text:p>14.74</text:p>
          </table:table-cell>
          <table:table-cell table:style-name="ce243" table:formula="of:=[.O201]/[.F201]" office:value-type="float" office:value="0.589670081" calcext:value-type="float">
            <text:p>0.59</text:p>
          </table:table-cell>
          <table:table-cell table:style-name="ce252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2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2]/[.G20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2]/2.5)*0.7457" office:value-type="float" office:value="336.75812" calcext:value-type="float">
            <text:p>337</text:p>
          </table:table-cell>
          <table:table-cell table:style-name="ce78" table:formula="of:=MIN(([.G202]*[.O202])*[.N202]*[.P202];[.L202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3" table:formula="of:=([.O202]/([.E202]*0.5))*[.G202]" office:value-type="float" office:value="7.30769230769231" calcext:value-type="float">
            <text:p>7.3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3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3]/[.G20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3]/2.5)*0.7457" office:value-type="float" office:value="145.85892" calcext:value-type="float">
            <text:p>146</text:p>
          </table:table-cell>
          <table:table-cell table:style-name="ce78" table:formula="of:=MIN(([.G203]*[.O203])*[.N203]*[.P203];[.L203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03]/([.E203]*0.5))*[.G203]" office:value-type="float" office:value="7.47091764705882" calcext:value-type="float">
            <text:p>7.47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4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4]/[.G20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4]/2.5)*0.7457" office:value-type="float" office:value="346.0048" calcext:value-type="float">
            <text:p>346</text:p>
          </table:table-cell>
          <table:table-cell table:style-name="ce78" table:formula="of:=MIN(([.G204]*[.O204])*[.N204]*[.P204];[.L204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/>
          <table:table-cell table:style-name="ce243" table:formula="of:=([.O204]/([.E204]*0.5))*[.G204]" office:value-type="float" office:value="11.0526315789474" calcext:value-type="float">
            <text:p>11.05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5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5]/[.G20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5]/2.5)*0.7457" office:value-type="float" office:value="656.216" calcext:value-type="float">
            <text:p>656</text:p>
          </table:table-cell>
          <table:table-cell table:style-name="ce78" table:formula="of:=MIN(([.G205]*[.O205])*[.N205]*[.P205];[.L20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05]/([.E205]*0.5))*[.G205]" office:value-type="float" office:value="14.5384615384615" calcext:value-type="float">
            <text:p>14.54</text:p>
          </table:table-cell>
          <table:table-cell table:style-name="ce243"/>
          <table:table-cell table:style-name="ce252"/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6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6]/[.G20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6]/2.5)*0.7457" office:value-type="float" office:value="527.9556" calcext:value-type="float">
            <text:p>528</text:p>
          </table:table-cell>
          <table:table-cell table:style-name="ce78" table:formula="of:=MIN(([.G206]*[.O206])*[.N206]*[.P206];[.L206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3" table:formula="of:=([.O206]/([.E206]*0.5))*[.G206]" office:value-type="float" office:value="14.1176470588235" calcext:value-type="float">
            <text:p>14.12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7]/[.G20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7]/2.5)*0.7457" office:value-type="float" office:value="392.2382" calcext:value-type="float">
            <text:p>392</text:p>
          </table:table-cell>
          <table:table-cell table:style-name="ce78" table:formula="of:=MIN(([.G207]*[.O207])*[.N207]*[.P207];[.L207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23"/>
          <table:table-cell table:style-name="ce243" table:formula="of:=([.O207]/([.E207]*0.5))*[.G207]" office:value-type="float" office:value="9.61538461538462" calcext:value-type="float">
            <text:p>9.62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8]/[.G20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8]/2.5)*0.7457" office:value-type="float" office:value="317.6682" calcext:value-type="float">
            <text:p>318</text:p>
          </table:table-cell>
          <table:table-cell table:style-name="ce78" table:formula="of:=MIN(([.G208]*[.O208])*[.N208]*[.P208];[.L208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3" table:formula="of:=([.O208]/([.E208]*0.5))*[.G208]" office:value-type="float" office:value="8.11034482758621" calcext:value-type="float">
            <text:p>8.11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09]/[.G20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09]/2.5)*0.7457" office:value-type="float" office:value="514.533" calcext:value-type="float">
            <text:p>515</text:p>
          </table:table-cell>
          <table:table-cell table:style-name="ce78" table:formula="of:=MIN(([.G209]*[.O209])*[.N209]*[.P209];[.L20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09]/([.E209]*0.5))*[.G209]" office:value-type="float" office:value="12.027038164898" calcext:value-type="float">
            <text:p>12.03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0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0]/[.G21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0]/2.5)*0.7457" office:value-type="float" office:value="385.97432" calcext:value-type="float">
            <text:p>386</text:p>
          </table:table-cell>
          <table:table-cell table:style-name="ce78" table:formula="of:=MIN(([.G210]*[.O210])*[.N210]*[.P210];[.L210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/>
          <table:table-cell table:style-name="ce243" table:formula="of:=([.O210]/([.E210]*0.5))*[.G210]" office:value-type="float" office:value="10.8695652173913" calcext:value-type="float">
            <text:p>10.87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1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1]/[.G21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1]/2.5)*0.7457" office:value-type="float" office:value="541.3782" calcext:value-type="float">
            <text:p>541</text:p>
          </table:table-cell>
          <table:table-cell table:style-name="ce78" table:formula="of:=MIN(([.G211]*[.O211])*[.N211]*[.P211];[.L211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3" table:formula="of:=([.O211]/([.E211]*0.5))*[.G211]" office:value-type="float" office:value="10.1973684210526" calcext:value-type="float">
            <text:p>10.2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2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2]/[.G212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2]/2.5)*0.7457" office:value-type="float" office:value="394.02788" calcext:value-type="float">
            <text:p>394</text:p>
          </table:table-cell>
          <table:table-cell table:style-name="ce78" table:formula="of:=MIN(([.G212]*[.O212])*[.N212]*[.P212];[.L212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/>
          <table:table-cell table:style-name="ce243" table:formula="of:=([.O212]/([.E212]*0.5))*[.G212]" office:value-type="float" office:value="9.79310344827586" calcext:value-type="float">
            <text:p>9.79</text:p>
          </table:table-cell>
          <table:table-cell table:style-name="ce243"/>
          <table:table-cell table:style-name="ce252"/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3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3]/[.G213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3]/2.5)*0.7457" office:value-type="float" office:value="328.108" calcext:value-type="float">
            <text:p>328</text:p>
          </table:table-cell>
          <table:table-cell table:style-name="ce78" table:formula="of:=MIN(([.G213]*[.O213])*[.N213]*[.P213];[.L213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13]/([.E213]*0.5))*[.G213]" office:value-type="float" office:value="11.734227826087" calcext:value-type="float">
            <text:p>11.7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4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4]/[.G214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4]/2.5)*0.7457" office:value-type="float" office:value="503.19836" calcext:value-type="float">
            <text:p>503</text:p>
          </table:table-cell>
          <table:table-cell table:style-name="ce78" table:formula="of:=MIN(([.G214]*[.O214])*[.N214]*[.P214];[.L214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3" table:formula="of:=([.O214]/([.E214]*0.5))*[.G214]" office:value-type="float" office:value="10.3846153846154" calcext:value-type="float">
            <text:p>10.38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5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5]/[.G215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5]/2.5)*0.7457" office:value-type="float" office:value="562.2578" calcext:value-type="float">
            <text:p>562</text:p>
          </table:table-cell>
          <table:table-cell table:style-name="ce78" table:formula="of:=MIN(([.G215]*[.O215])*[.N215]*[.P215];[.L215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43" table:formula="of:=([.O215]/([.E215]*0.5))*[.G215]" office:value-type="float" office:value="12" calcext:value-type="float">
            <text:p>12.0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6]/[.G21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6]/2.5)*0.7457" office:value-type="float" office:value="344.5134" calcext:value-type="float">
            <text:p>345</text:p>
          </table:table-cell>
          <table:table-cell table:style-name="ce78" table:formula="of:=MIN(([.G216]*[.O216])*[.N216]*[.P216];[.L216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3" table:formula="of:=([.O216]/([.E216]*0.5))*[.G216]" office:value-type="float" office:value="8.27586206896552" calcext:value-type="float">
            <text:p>8.28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7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7]/[.G21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7]/2.5)*0.7457" office:value-type="float" office:value="351.9704" calcext:value-type="float">
            <text:p>352</text:p>
          </table:table-cell>
          <table:table-cell table:style-name="ce78" table:formula="of:=MIN(([.G217]*[.O217])*[.N217]*[.P217];[.L217])" office:value-type="float" office:value="294.795368171381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/>
          <table:table-cell table:style-name="ce243" table:formula="of:=([.O217]/([.E217]*0.5))*[.G217]" office:value-type="float" office:value="11.2631578947368" calcext:value-type="float">
            <text:p>11.26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8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18]/[.G218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18]/2.5)*0.7457" office:value-type="float" office:value="383.2898" calcext:value-type="float">
            <text:p>383</text:p>
          </table:table-cell>
          <table:table-cell table:style-name="ce78" table:formula="of:=MIN(([.G218]*[.O218])*[.N218]*[.P218];[.L218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3" table:formula="of:=([.O218]/([.E218]*0.5))*[.G218]" office:value-type="float" office:value="9.18367346938775" calcext:value-type="float">
            <text:p>9.18</text:p>
          </table:table-cell>
          <table:table-cell table:style-name="ce243"/>
          <table:table-cell table:style-name="ce252"/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19]/[.G21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19]/2.5)*0.7457" office:value-type="float" office:value="454.877" calcext:value-type="float">
            <text:p>455</text:p>
          </table:table-cell>
          <table:table-cell table:style-name="ce78" table:formula="of:=MIN(([.G219]*[.O219])*[.N219]*[.P219];[.L219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/>
          <table:table-cell table:style-name="ce243" table:formula="of:=([.O219]/([.E219]*0.5))*[.G219]" office:value-type="float" office:value="12.5" calcext:value-type="float">
            <text:p>12.5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0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0]/[.G22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0]/2.5)*0.7457" office:value-type="float" office:value="454.877" calcext:value-type="float">
            <text:p>455</text:p>
          </table:table-cell>
          <table:table-cell table:style-name="ce78" table:formula="of:=MIN(([.G220]*[.O220])*[.N220]*[.P220];[.L220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/>
          <table:table-cell table:style-name="ce243" table:formula="of:=([.O220]/([.E220]*0.5))*[.G220]" office:value-type="float" office:value="11.3636363636364" calcext:value-type="float">
            <text:p>11.36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1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1]/[.G22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1]/2.5)*0.7457" office:value-type="float" office:value="560.7664" calcext:value-type="float">
            <text:p>561</text:p>
          </table:table-cell>
          <table:table-cell table:style-name="ce78" table:formula="of:=MIN(([.G221]*[.O221])*[.N221]*[.P221];[.L221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3" table:formula="of:=([.O221]/([.E221]*0.5))*[.G221]" office:value-type="float" office:value="10.5633802816901" calcext:value-type="float">
            <text:p>10.56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2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2]/[.G222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2]/2.5)*0.7457" office:value-type="float" office:value="256.5208" calcext:value-type="float">
            <text:p>257</text:p>
          </table:table-cell>
          <table:table-cell table:style-name="ce78" table:formula="of:=MIN(([.G222]*[.O222])*[.N222]*[.P222];[.L222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23"/>
          <table:table-cell table:style-name="ce243" table:formula="of:=([.O222]/([.E222]*0.5))*[.G222]" office:value-type="float" office:value="9.49725" calcext:value-type="float">
            <text:p>9.5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3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3]/[.G22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3]/2.5)*0.7457" office:value-type="float" office:value="344.5134" calcext:value-type="float">
            <text:p>345</text:p>
          </table:table-cell>
          <table:table-cell table:style-name="ce78" table:formula="of:=MIN(([.G223]*[.O223])*[.N223]*[.P223];[.L223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243" table:formula="of:=([.O223]/([.E223]*0.5))*[.G223]" office:value-type="float" office:value="9.23076923076923" calcext:value-type="float">
            <text:p>9.2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4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4]/[.G22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4]/2.5)*0.7457" office:value-type="float" office:value="348.16733" calcext:value-type="float">
            <text:p>348</text:p>
          </table:table-cell>
          <table:table-cell table:style-name="ce78" table:formula="of:=MIN(([.G224]*[.O224])*[.N224]*[.P224];[.L224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/>
          <table:table-cell table:style-name="ce243" table:formula="of:=([.O224]/([.E224]*0.5))*[.G224]" office:value-type="float" office:value="12.4117647058824" calcext:value-type="float">
            <text:p>12.4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5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5]/[.G22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5]/2.5)*0.7457" office:value-type="float" office:value="351.9704" calcext:value-type="float">
            <text:p>352</text:p>
          </table:table-cell>
          <table:table-cell table:style-name="ce78" table:formula="of:=MIN(([.G225]*[.O225])*[.N225]*[.P225];[.L225])" office:value-type="float" office:value="301.741945330058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/>
          <table:table-cell table:style-name="ce243" table:formula="of:=([.O225]/([.E225]*0.5))*[.G225]" office:value-type="float" office:value="10.7" calcext:value-type="float">
            <text:p>10.70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6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6]/[.G22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6]/2.5)*0.7457" office:value-type="float" office:value="560.7664" calcext:value-type="float">
            <text:p>561</text:p>
          </table:table-cell>
          <table:table-cell table:style-name="ce78" table:formula="of:=MIN(([.G226]*[.O226])*[.N226]*[.P226];[.L22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3" table:formula="of:=([.O226]/([.E226]*0.5))*[.G226]" office:value-type="float" office:value="16.6666666666667" calcext:value-type="float">
            <text:p>16.67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7]/[.G227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7]/2.5)*0.7457" office:value-type="float" office:value="429.5232" calcext:value-type="float">
            <text:p>430</text:p>
          </table:table-cell>
          <table:table-cell table:style-name="ce78" table:formula="of:=MIN(([.G227]*[.O227])*[.N227]*[.P227];[.L227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/>
          <table:table-cell table:style-name="ce243" table:formula="of:=([.O227]/([.E227]*0.5))*[.G227]" office:value-type="float" office:value="11.992027972028" calcext:value-type="float">
            <text:p>11.99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28]/[.G22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28]/2.5)*0.7457" office:value-type="float" office:value="873.9604" calcext:value-type="float">
            <text:p>874</text:p>
          </table:table-cell>
          <table:table-cell table:style-name="ce78" table:formula="of:=MIN(([.G228]*[.O228])*[.N228]*[.P228];[.L228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28]*[.F228]/[.G228]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/>
          <table:table-cell table:style-name="ce244" table:formula="of:=(52*0.45359237)/1.6" office:value-type="float" office:value="14.741752025" calcext:value-type="float">
            <text:p>14.74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9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9]/[.G22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29]/2.5)*0.7457" office:value-type="float" office:value="560.7664" calcext:value-type="float">
            <text:p>561</text:p>
          </table:table-cell>
          <table:table-cell table:style-name="ce78" table:formula="of:=MIN(([.G229]*[.O229])*[.N229]*[.P229];[.L229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43" table:formula="of:=([.O229]/([.E229]*0.5))*[.G229]" office:value-type="float" office:value="10.7328732394366" calcext:value-type="float">
            <text:p>10.7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0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0]/[.G23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0]/2.5)*0.7457" office:value-type="float" office:value="385.97432" calcext:value-type="float">
            <text:p>386</text:p>
          </table:table-cell>
          <table:table-cell table:style-name="ce78" table:formula="of:=MIN(([.G230]*[.O230])*[.N230]*[.P230];[.L230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"/>
          <table:table-cell table:style-name="ce243" table:formula="of:=([.O230]/([.E230]*0.5))*[.G230]" office:value-type="float" office:value="8.33333333333333" calcext:value-type="float">
            <text:p>8.33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1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1]/[.G231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1]/2.5)*0.7457" office:value-type="float" office:value="454.877" calcext:value-type="float">
            <text:p>455</text:p>
          </table:table-cell>
          <table:table-cell table:style-name="ce78" table:formula="of:=MIN(([.G231]*[.O231])*[.N231]*[.P231];[.L231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/>
          <table:table-cell table:style-name="ce243" table:formula="of:=([.O231]/([.E231]*0.5))*[.G231]" office:value-type="float" office:value="11.6822429906542" calcext:value-type="float">
            <text:p>11.68</text:p>
          </table:table-cell>
          <table:table-cell table:style-name="ce243"/>
          <table:table-cell table:style-name="ce248"/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2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2]/[.G232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2]/2.5)*0.7457" office:value-type="float" office:value="308.779456" calcext:value-type="float">
            <text:p>309</text:p>
          </table:table-cell>
          <table:table-cell table:style-name="ce78" table:formula="of:=MIN(([.G232]*[.O232])*[.N232]*[.P232];[.L232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7"/>
          <table:table-cell table:style-name="ce243" table:formula="of:=([.O232]/([.E232]*0.5))*[.G232]" office:value-type="float" office:value="7.13675675675676" calcext:value-type="float">
            <text:p>7.14</text:p>
          </table:table-cell>
          <table:table-cell table:style-name="ce243"/>
          <table:table-cell table:style-name="ce248"/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3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3]/[.G23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3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9" table:formula="of:=788.171173959/[.G233]" office:value-type="float" office:value="27.1783163434138" calcext:value-type="float">
            <text:p>27.18</text:p>
          </table:table-cell>
          <table:table-cell table:style-name="ce92" table:formula="of:=([.M233]/[.N233])/([.G233]*[.O233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2" table:formula="of:=([.O233]/([.E233]*0.5))*[.G233]" office:value-type="float" office:value="10.169950631729" calcext:value-type="float">
            <text:p>10.17</text:p>
          </table:table-cell>
          <table:table-cell table:style-name="ce242" table:formula="of:=[.O233]/([.E233]*0.5)" office:value-type="float" office:value="0.350687952818242" calcext:value-type="float">
            <text:p>0.35</text:p>
          </table:table-cell>
          <table:table-cell table:style-name="ce253" table:formula="of:=([.S233]*1000)/[.T233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4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4]/[.G23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4]/2.5)*0.7457" office:value-type="float" office:value="392.83476" calcext:value-type="float">
            <text:p>393</text:p>
          </table:table-cell>
          <table:table-cell table:style-name="ce78" table:formula="of:=MIN(([.G234]*[.O234])*[.N234]*[.P234];[.L23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/>
          <table:table-cell table:style-name="ce243" table:formula="of:=([.O234]/([.E234]*0.5))*[.G234]" office:value-type="float" office:value="10.1063829787234" calcext:value-type="float">
            <text:p>10.1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5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5]/[.G23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5]/2.5)*0.7457" office:value-type="float" office:value="288.43676" calcext:value-type="float">
            <text:p>288</text:p>
          </table:table-cell>
          <table:table-cell table:style-name="ce78" table:formula="of:=MIN(([.G235]*[.O235])*[.N235]*[.P235];[.L235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3" table:formula="of:=([.O235]/([.E235]*0.5))*[.G235]" office:value-type="float" office:value="11.640985088" calcext:value-type="float">
            <text:p>11.64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6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6]/[.G23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6]/2.5)*0.7457" office:value-type="float" office:value="114.24124" calcext:value-type="float">
            <text:p>114</text:p>
          </table:table-cell>
          <table:table-cell table:style-name="ce78" table:formula="of:=MIN(([.G236]*[.O236])*[.N236]*[.P236];[.L236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3" table:formula="of:=([.O236]/([.E236]*0.5))*[.G236]" office:value-type="float" office:value="6.14583333333333" calcext:value-type="float">
            <text:p>6.15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7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7]/[.G23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7]/2.5)*0.7457" office:value-type="float" office:value="448.9114" calcext:value-type="float">
            <text:p>449</text:p>
          </table:table-cell>
          <table:table-cell table:style-name="ce78" table:formula="of:=MIN(([.G237]*[.O237])*[.N237]*[.P237];[.L237])" office:value-type="float" office:value="414.109660793399" calcext:value-type="float">
            <text:p>4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37]*[.F237]/[.G237]" office:value-type="float" office:value="36.449386875" calcext:value-type="float">
            <text:p>36.45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44" table:formula="of:=(60*0.45359237)/1.6" office:value-type="float" office:value="17.009713875" calcext:value-type="float">
            <text:p>17.01</text:p>
          </table:table-cell>
          <table:table-cell table:style-name="ce243" table:formula="of:=[.O237]/[.F237]" office:value-type="float" office:value="0.60748978125" calcext:value-type="float">
            <text:p>0.61</text:p>
          </table:table-cell>
          <table:table-cell table:style-name="ce252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8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38]/[.G23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38]/2.5)*0.7457" office:value-type="float" office:value="593.5772" calcext:value-type="float">
            <text:p>594</text:p>
          </table:table-cell>
          <table:table-cell table:style-name="ce78" table:formula="of:=MIN(([.G238]*[.O238])*[.N238]*[.P238];[.L238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38]*[.F238]/[.G238]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4" table:formula="of:=(50*0.45359237)/1.6" office:value-type="float" office:value="14.1747615625" calcext:value-type="float">
            <text:p>14.17</text:p>
          </table:table-cell>
          <table:table-cell table:style-name="ce243" table:formula="of:=[.O238]/[.F238]" office:value-type="float" office:value="0.429538229166667" calcext:value-type="float">
            <text:p>0.43</text:p>
          </table:table-cell>
          <table:table-cell table:style-name="ce250" table:formula="of:=([.S238]*1000)/[.T238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39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39]/[.G23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9]/2.5)*0.7457" office:value-type="float" office:value="274.745708" calcext:value-type="float">
            <text:p>275</text:p>
          </table:table-cell>
          <table:table-cell table:style-name="ce78" table:formula="of:=MIN(([.G239]*[.O239])*[.N239]*[.P239];[.L23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/>
          <table:table-cell table:style-name="ce243" table:formula="of:=([.O239]/([.E239]*0.5))*[.G239]" office:value-type="float" office:value="16.25" calcext:value-type="float">
            <text:p>16.25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0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0]/[.G24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8" table:formula="of:=([.M240]/[.N240])/([.G240]*[.O240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/>
          <table:table-cell table:style-name="ce242" table:formula="of:=([.O240]/([.E240]*0.5))*[.G240]" office:value-type="float" office:value="15.1135483870968" calcext:value-type="float">
            <text:p>15.11</text:p>
          </table:table-cell>
          <table:table-cell table:style-name="ce242"/>
          <table:table-cell table:style-name="ce254"/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1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1]/[.G24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1]/2.5)*0.7457" office:value-type="float" office:value="377.3242" calcext:value-type="float">
            <text:p>377</text:p>
          </table:table-cell>
          <table:table-cell table:style-name="ce78" table:formula="of:=MIN(([.G241]*[.O241])*[.N241]*[.P241];[.L24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/>
          <table:table-cell table:style-name="ce243" table:formula="of:=([.O241]/([.E241]*0.5))*[.G241]" office:value-type="float" office:value="10.7142857142857" calcext:value-type="float">
            <text:p>10.7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2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2]/[.G242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2]/2.5)*0.7457" office:value-type="float" office:value="637.42436" calcext:value-type="float">
            <text:p>637</text:p>
          </table:table-cell>
          <table:table-cell table:style-name="ce78" table:formula="of:=MIN(([.G242]*[.O242])*[.N242]*[.P242];[.L242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/>
          <table:table-cell table:style-name="ce243" table:formula="of:=([.O242]/([.E242]*0.5))*[.G242]" office:value-type="float" office:value="27.8125" calcext:value-type="float">
            <text:p>27.81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3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3]/[.G243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3]/2.5)*0.7457" office:value-type="float" office:value="620.4224" calcext:value-type="float">
            <text:p>620</text:p>
          </table:table-cell>
          <table:table-cell table:style-name="ce78" table:formula="of:=MIN(([.G243]*[.O243])*[.N243]*[.P243];[.L243])" office:value-type="float" office:value="399.385761742967" calcext:value-type="float">
            <text:p>3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43]*[.F243]/[.G243]" office:value-type="float" office:value="49.61166546875" calcext:value-type="float">
            <text:p>49.61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/>
          <table:table-cell table:style-name="ce244" table:formula="of:=(70*0.45359237)/1.6" office:value-type="float" office:value="19.8446661875" calcext:value-type="float">
            <text:p>19.84</text:p>
          </table:table-cell>
          <table:table-cell table:style-name="ce243" table:formula="of:=[.O243]/[.F243]" office:value-type="float" office:value="0.640150522177419" calcext:value-type="float">
            <text:p>0.64</text:p>
          </table:table-cell>
          <table:table-cell table:style-name="ce252"/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4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4]/[.G244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4]/2.5)*0.7457" office:value-type="float" office:value="802.3732" calcext:value-type="float">
            <text:p>802</text:p>
          </table:table-cell>
          <table:table-cell table:style-name="ce78" table:formula="of:=MIN(([.G244]*[.O244])*[.N244]*[.P244];[.L244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/>
          <table:table-cell table:style-name="ce243" table:formula="of:=([.O244]/([.E244]*0.5))*[.G244]" office:value-type="float" office:value="13.325" calcext:value-type="float">
            <text:p>13.33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5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5]/[.G245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5]/2.5)*0.7457" office:value-type="float" office:value="417.592" calcext:value-type="float">
            <text:p>418</text:p>
          </table:table-cell>
          <table:table-cell table:style-name="ce78" table:formula="of:=MIN(([.G245]*[.O245])*[.N245]*[.P245];[.L245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23"/>
          <table:table-cell table:style-name="ce243" table:formula="of:=([.O245]/([.E245]*0.5))*[.G245]" office:value-type="float" office:value="8.96551724137931" calcext:value-type="float">
            <text:p>8.97</text:p>
          </table:table-cell>
          <table:table-cell table:style-name="ce243"/>
          <table:table-cell table:style-name="ce252"/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6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6]/[.G246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6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M246]/[.N246])/([.G246]*[.O246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242" table:formula="of:=([.O246]/([.E246]*0.5))*[.G246]" office:value-type="float" office:value="9.38634306569343" calcext:value-type="float">
            <text:p>9.39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7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7]/[.G247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7]/2.5)*0.7457" office:value-type="float" office:value="345.40824" calcext:value-type="float">
            <text:p>345</text:p>
          </table:table-cell>
          <table:table-cell table:style-name="ce78" table:formula="of:=MIN(([.G247]*[.O247])*[.N247]*[.P247];[.L247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/>
          <table:table-cell table:style-name="ce244" table:formula="of:=(47*0.45359237)/1.6" office:value-type="float" office:value="13.32427586875" calcext:value-type="float">
            <text:p>13.32</text:p>
          </table:table-cell>
          <table:table-cell table:style-name="ce243" table:formula="of:=[.O247]/[.F247]" office:value-type="float" office:value="0.357142857142857" calcext:value-type="float">
            <text:p>0.36</text:p>
          </table:table-cell>
          <table:table-cell table:style-name="ce250"/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48]/[.G24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48]/2.5)*0.7457" office:value-type="float" office:value="499.619" calcext:value-type="float">
            <text:p>500</text:p>
          </table:table-cell>
          <table:table-cell table:style-name="ce78" table:formula="of:=MIN(([.G248]*[.O248])*[.N248]*[.P248];[.L248])" office:value-type="float" office:value="435.620357062389" calcext:value-type="float">
            <text:p>43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48]*[.F248]/[.G248]" office:value-type="float" office:value="38.3427300265625" calcext:value-type="float">
            <text:p>38.3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/>
          <table:table-cell table:style-name="ce244" table:formula="of:=(54.1*0.45359237)/1.6" office:value-type="float" office:value="15.337092010625" calcext:value-type="float">
            <text:p>15.34</text:p>
          </table:table-cell>
          <table:table-cell table:style-name="ce243" table:formula="of:=[.O248]/[.F248]" office:value-type="float" office:value="0.54775328609375" calcext:value-type="float">
            <text:p>0.55</text:p>
          </table:table-cell>
          <table:table-cell table:style-name="ce250"/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49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49]/[.G24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49]/2.5)*0.7457" office:value-type="float" office:value="454.877" calcext:value-type="float">
            <text:p>455</text:p>
          </table:table-cell>
          <table:table-cell table:style-name="ce78" table:formula="of:=MIN(([.G249]*[.O249])*[.N249]*[.P249];[.L249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3" table:formula="of:=([.O249]/([.E249]*0.5))*[.G249]" office:value-type="float" office:value="10.4166666666667" calcext:value-type="float">
            <text:p>10.42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0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0]/[.G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0]/2.5)*0.7457" office:value-type="float" office:value="454.877" calcext:value-type="float">
            <text:p>455</text:p>
          </table:table-cell>
          <table:table-cell table:style-name="ce78" table:formula="of:=MIN(([.G250]*[.O250])*[.N250]*[.P250];[.L250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3" table:formula="of:=([.O250]/([.E250]*0.5))*[.G250]" office:value-type="float" office:value="10.8974358974359" calcext:value-type="float">
            <text:p>10.90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1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1]/[.G251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1]/2.5)*0.7457" office:value-type="float" office:value="332.5822" calcext:value-type="float">
            <text:p>333</text:p>
          </table:table-cell>
          <table:table-cell table:style-name="ce78" table:formula="of:=MIN(([.G251]*[.O251])*[.N251]*[.P251];[.L251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3.4" calcext:value-type="float">
            <text:p>3.4</text:p>
          </table:table-cell>
          <table:table-cell table:style-name="ce243" table:formula="of:=([.O251]/([.E251]*0.5))*[.G251]" office:value-type="float" office:value="8.05263157894737" calcext:value-type="float">
            <text:p>8.05</text:p>
          </table:table-cell>
          <table:table-cell table:style-name="ce243"/>
          <table:table-cell table:style-name="ce250" table:formula="of:=([.S251]*1000)/[.T251]" office:value-type="float" office:value="422.222222222222" calcext:value-type="float">
            <text:p>422.22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2]/[.G252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2]/2.5)*0.7457" office:value-type="float" office:value="472.47552" calcext:value-type="float">
            <text:p>472</text:p>
          </table:table-cell>
          <table:table-cell table:style-name="ce78" table:formula="of:=MIN(([.G252]*[.O252])*[.N252]*[.P252];[.L252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/>
          <table:table-cell table:style-name="ce243" table:formula="of:=([.O252]/([.E252]*0.5))*[.G252]" office:value-type="float" office:value="12.3684210526316" calcext:value-type="float">
            <text:p>12.37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3]/[.G25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3]/2.5)*0.7457" office:value-type="float" office:value="284.8574" calcext:value-type="float">
            <text:p>285</text:p>
          </table:table-cell>
          <table:table-cell table:style-name="ce78" table:formula="of:=MIN(([.G253]*[.O253])*[.N253]*[.P253];[.L253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253]/([.E253]*0.5))*[.G253]" office:value-type="float" office:value="9.78444867310345" calcext:value-type="float">
            <text:p>9.78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4]/[.G25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4]/2.5)*0.7457" office:value-type="float" office:value="262.4864" calcext:value-type="float">
            <text:p>262</text:p>
          </table:table-cell>
          <table:table-cell table:style-name="ce78" table:formula="of:=MIN(([.G254]*[.O254])*[.N254]*[.P254];[.L25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/>
          <table:table-cell table:style-name="ce243" table:formula="of:=([.O254]/([.E254]*0.5))*[.G254]" office:value-type="float" office:value="9.79758" calcext:value-type="float">
            <text:p>9.80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5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5]/[.G25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5]/2.5)*0.7457" office:value-type="float" office:value="517.5158" calcext:value-type="float">
            <text:p>518</text:p>
          </table:table-cell>
          <table:table-cell table:style-name="ce78" table:formula="of:=MIN(([.G255]*[.O255])*[.N255]*[.P255];[.L255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55]*[.F255]/[.G255]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/>
          <table:table-cell table:style-name="ce244" table:formula="of:=(38.4*0.45359237)/1.6" office:value-type="float" office:value="10.88621688" calcext:value-type="float">
            <text:p>10.89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6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6]/[.G25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6]/2.5)*0.7457" office:value-type="float" office:value="526.4642" calcext:value-type="float">
            <text:p>526</text:p>
          </table:table-cell>
          <table:table-cell table:style-name="ce78" table:formula="of:=MIN(([.G256]*[.O256])*[.N256]*[.P256];[.L25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56]*[.F256]/[.G256]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4" table:formula="of:=(51*0.45359237)/1.6" office:value-type="float" office:value="14.45825679375" calcext:value-type="float">
            <text:p>14.46</text:p>
          </table:table-cell>
          <table:table-cell table:style-name="ce243" table:formula="of:=[.O256]/[.F256]" office:value-type="float" office:value="0.5163663140625" calcext:value-type="float">
            <text:p>0.52</text:p>
          </table:table-cell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7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7]/[.G25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57]/2.5)*0.7457" office:value-type="float" office:value="454.877" calcext:value-type="float">
            <text:p>455</text:p>
          </table:table-cell>
          <table:table-cell table:style-name="ce78" table:formula="of:=MIN(([.G257]*[.O257])*[.N257]*[.P257];[.L257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/>
          <table:table-cell table:style-name="ce243" table:formula="of:=([.O257]/([.E257]*0.5))*[.G257]" office:value-type="float" office:value="13.1578947368421" calcext:value-type="float">
            <text:p>13.1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8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58]/[.G25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58]/2.5)*0.7457" office:value-type="float" office:value="300.06968" calcext:value-type="float">
            <text:p>300</text:p>
          </table:table-cell>
          <table:table-cell table:style-name="ce78" table:formula="of:=MIN(([.G258]*[.O258])*[.N258]*[.P258];[.L258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258]/([.E258]*0.5))*[.G258]" office:value-type="float" office:value="11.459094696" calcext:value-type="float">
            <text:p>11.4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table:formula="of:=[.E259]/2" office:value-type="float" office:value="77.5" calcext:value-type="float">
            <text:p>77.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59]/[.G259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59]/2.5)*0.7457" office:value-type="float" office:value="780.0022" calcext:value-type="float">
            <text:p>780</text:p>
          </table:table-cell>
          <table:table-cell table:style-name="ce78" table:formula="of:=MIN(([.G259]*[.O259])*[.N259]*[.P259];[.L259])" office:value-type="float" office:value="601.753100840408" calcext:value-type="float">
            <text:p>6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59]*[.F259]/[.G259]" office:value-type="float" office:value="21.970880421875" calcext:value-type="float">
            <text:p>21.97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/>
          <table:table-cell table:style-name="ce244" table:formula="of:=(45*0.45359237)/1.6" office:value-type="float" office:value="12.75728540625" calcext:value-type="float">
            <text:p>12.76</text:p>
          </table:table-cell>
          <table:table-cell table:style-name="ce243" table:formula="of:=[.O259]/[.F259]" office:value-type="float" office:value="0.28349523125" calcext:value-type="float">
            <text:p>0.28</text:p>
          </table:table-cell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0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0]/[.G260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0]/2.5)*0.7457" office:value-type="float" office:value="408.6436" calcext:value-type="float">
            <text:p>409</text:p>
          </table:table-cell>
          <table:table-cell table:style-name="ce78" table:formula="of:=MIN(([.G260]*[.O260])*[.N260]*[.P260];[.L260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/>
          <table:table-cell table:style-name="ce243" table:formula="of:=([.O260]/([.E260]*0.5))*[.G260]" office:value-type="float" office:value="11.2" calcext:value-type="float">
            <text:p>11.20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1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1]/[.G26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1]/2.5)*0.7457" office:value-type="float" office:value="514.533" calcext:value-type="float">
            <text:p>515</text:p>
          </table:table-cell>
          <table:table-cell table:style-name="ce78" table:formula="of:=MIN(([.G261]*[.O261])*[.N261]*[.P261];[.L261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/>
          <table:table-cell table:style-name="ce243" table:formula="of:=([.O261]/([.E261]*0.5))*[.G261]" office:value-type="float" office:value="10.7851851851852" calcext:value-type="float">
            <text:p>10.7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2]/[.G26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2]/2.5)*0.7457" office:value-type="float" office:value="377.3242" calcext:value-type="float">
            <text:p>377</text:p>
          </table:table-cell>
          <table:table-cell table:style-name="ce78" table:formula="of:=MIN(([.G262]*[.O262])*[.N262]*[.P262];[.L26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243" table:formula="of:=([.O262]/([.E262]*0.5))*[.G262]" office:value-type="float" office:value="10.7142857142857" calcext:value-type="float">
            <text:p>10.7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3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3]/[.G26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3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M263]/[.N263])/([.G263]*[.O26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/>
          <table:table-cell table:style-name="ce242" table:formula="of:=([.O263]/([.E263]*0.5))*[.G263]" office:value-type="float" office:value="17.6396296296296" calcext:value-type="float">
            <text:p>17.64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64]/2" office:value-type="float" office:value="75" calcext:value-type="float">
            <text:p>7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4]/[.G26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4]/2.5)*0.7457" office:value-type="float" office:value="489.1792" calcext:value-type="float">
            <text:p>489</text:p>
          </table:table-cell>
          <table:table-cell table:style-name="ce78" table:formula="of:=MIN(([.G264]*[.O264])*[.N264]*[.P264];[.L264])" office:value-type="float" office:value="464.285948026199" calcext:value-type="float">
            <text:p>4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64]*[.F264]/[.G264]" office:value-type="float" office:value="29.76699928125" calcext:value-type="float">
            <text:p>29.77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/>
          <table:table-cell table:style-name="ce244" table:formula="of:=(43.4*0.45359237)/1.6" office:value-type="float" office:value="12.30369303625" calcext:value-type="float">
            <text:p>12.3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5]/[.G26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5]/2.5)*0.7457" office:value-type="float" office:value="377.3242" calcext:value-type="float">
            <text:p>377</text:p>
          </table:table-cell>
          <table:table-cell table:style-name="ce78" table:formula="of:=MIN(([.G265]*[.O265])*[.N265]*[.P265];[.L26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/>
          <table:table-cell table:style-name="ce243" table:formula="of:=([.O265]/([.E265]*0.5))*[.G265]" office:value-type="float" office:value="10.7142857142857" calcext:value-type="float">
            <text:p>10.71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66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66]/[.G26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66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M266]/[.N266])/([.G266]*[.O26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table:style-name="ce242" table:formula="of:=([.O266]/([.E266]*0.5))*[.G266]" office:value-type="float" office:value="13.947954" calcext:value-type="float">
            <text:p>13.95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7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67]/[.G26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67]/2.5)*0.7457" office:value-type="float" office:value="311.7026" calcext:value-type="float">
            <text:p>312</text:p>
          </table:table-cell>
          <table:table-cell table:style-name="ce78" table:formula="of:=MIN(([.G267]*[.O267])*[.N267]*[.P267];[.L267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243" table:formula="of:=([.O267]/([.E267]*0.5))*[.G267]" office:value-type="float" office:value="9.04913" calcext:value-type="float">
            <text:p>9.05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8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68]/[.G26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68]/2.5)*0.7457" office:value-type="float" office:value="436.9802" calcext:value-type="float">
            <text:p>437</text:p>
          </table:table-cell>
          <table:table-cell table:style-name="ce78" table:formula="of:=MIN(([.G268]*[.O268])*[.N268]*[.P268];[.L268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/>
          <table:table-cell table:style-name="ce243" table:formula="of:=([.O268]/([.E268]*0.5))*[.G268]" office:value-type="float" office:value="15.5555555555556" calcext:value-type="float">
            <text:p>15.56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69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69]/[.G26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69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8" table:formula="of:=([.M269]/[.N269])/([.G269]*[.O269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/>
          <table:table-cell table:style-name="ce242" table:formula="of:=([.O269]/([.E269]*0.5))*[.G269]" office:value-type="float" office:value="17.069387755102" calcext:value-type="float">
            <text:p>17.07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0]/2" office:value-type="float" office:value="80" calcext:value-type="float">
            <text:p>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0]/[.G27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0]/2.5)*0.7457" office:value-type="float" office:value="838.1668" calcext:value-type="float">
            <text:p>838</text:p>
          </table:table-cell>
          <table:table-cell table:style-name="ce78" table:formula="of:=MIN(([.G270]*[.O270])*[.N270]*[.P270];[.L270])" office:value-type="float" office:value="772.969012107525" calcext:value-type="float">
            <text:p>7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9" table:formula="of:=[.T270]*[.F270]/[.G270]" office:value-type="float" office:value="25.4" calcext:value-type="float">
            <text:p>25.4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/>
          <table:table-cell table:style-name="ce244" table:formula="of:=(1016/(40*1.6))" office:value-type="float" office:value="15.875" calcext:value-type="float">
            <text:p>15.88</text:p>
          </table:table-cell>
          <table:table-cell table:style-name="ce243" table:formula="of:=[.O270]/[.F270]" office:value-type="float" office:value="0.3175" calcext:value-type="float">
            <text:p>0.32</text:p>
          </table:table-cell>
          <table:table-cell table:style-name="ce248"/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1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1]/[.G27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1]/2.5)*0.7457" office:value-type="float" office:value="499.619" calcext:value-type="float">
            <text:p>500</text:p>
          </table:table-cell>
          <table:table-cell table:style-name="ce78" table:formula="of:=MIN(([.G271]*[.O271])*[.N271]*[.P271];[.L271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/>
          <table:table-cell table:style-name="ce243" table:formula="of:=([.O271]/([.E271]*0.5))*[.G271]" office:value-type="float" office:value="9.33333333333333" calcext:value-type="float">
            <text:p>9.33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2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2]/[.G272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2]/2.5)*0.7457" office:value-type="float" office:value="441.4544" calcext:value-type="float">
            <text:p>441</text:p>
          </table:table-cell>
          <table:table-cell table:style-name="ce78" table:formula="of:=MIN(([.G272]*[.O272])*[.N272]*[.P272];[.L272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/>
          <table:table-cell table:style-name="ce243" table:formula="of:=([.O272]/([.E272]*0.5))*[.G272]" office:value-type="float" office:value="10" calcext:value-type="float">
            <text:p>10.00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3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3]/[.G27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3]/2.5)*0.7457" office:value-type="float" office:value="730.786" calcext:value-type="float">
            <text:p>731</text:p>
          </table:table-cell>
          <table:table-cell table:style-name="ce78" table:formula="of:=MIN(([.G273]*[.O273])*[.N273]*[.P273];[.L273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/>
          <table:table-cell table:style-name="ce243" table:formula="of:=([.O273]/([.E273]*0.5))*[.G273]" office:value-type="float" office:value="16.669506" calcext:value-type="float">
            <text:p>16.67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4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4]/[.G27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4]/2.5)*0.7457" office:value-type="float" office:value="438.4716" calcext:value-type="float">
            <text:p>438</text:p>
          </table:table-cell>
          <table:table-cell table:style-name="ce78" table:formula="of:=MIN(([.G274]*[.O274])*[.N274]*[.P274];[.L274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/>
          <table:table-cell table:style-name="ce243" table:formula="of:=([.O274]/([.E274]*0.5))*[.G274]" office:value-type="float" office:value="14.0625" calcext:value-type="float">
            <text:p>14.0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5]/2" office:value-type="float" office:value="77.5" calcext:value-type="float">
            <text:p>77.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75]/[.G27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75]/2.5)*0.7457" office:value-type="float" office:value="554.8008" calcext:value-type="float">
            <text:p>555</text:p>
          </table:table-cell>
          <table:table-cell table:style-name="ce78" table:formula="of:=MIN(([.G275]*[.O275])*[.N275]*[.P275];[.L275])" office:value-type="float" office:value="405.352898236071" calcext:value-type="float">
            <text:p>40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9" table:formula="of:=[.T275]*[.F275]/[.G275]" office:value-type="float" office:value="26.223308890625" calcext:value-type="float">
            <text:p>26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/>
          <table:table-cell table:style-name="ce244" table:formula="of:=(37*0.45359237)/1.6" office:value-type="float" office:value="10.48932355625" calcext:value-type="float">
            <text:p>10.49</text:p>
          </table:table-cell>
          <table:table-cell table:style-name="ce243" table:formula="of:=[.O275]/[.F275]" office:value-type="float" office:value="0.338365276008064" calcext:value-type="float">
            <text:p>0.34</text:p>
          </table:table-cell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276]/2" office:value-type="float" office:value="40" calcext:value-type="float">
            <text:p>4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76]/[.G27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76]/2.5)*0.7457" office:value-type="float" office:value="286.3488" calcext:value-type="float">
            <text:p>286</text:p>
          </table:table-cell>
          <table:table-cell table:style-name="ce78" table:formula="of:=MIN(([.G276]*[.O276])*[.N276]*[.P276];[.L276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276]/([.E276]*0.5))*[.G276]" office:value-type="float" office:value="13.914614988" calcext:value-type="float">
            <text:p>13.91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7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77]/[.G27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77]/2.5)*0.7457" office:value-type="float" office:value="501.1104" calcext:value-type="float">
            <text:p>501</text:p>
          </table:table-cell>
          <table:table-cell table:style-name="ce78" table:formula="of:=MIN(([.G277]*[.O277])*[.N277]*[.P277];[.L277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/>
          <table:table-cell table:style-name="ce243" table:formula="of:=([.O277]/([.E277]*0.5))*[.G277]" office:value-type="float" office:value="16.1111111111111" calcext:value-type="float">
            <text:p>16.11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78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78]/[.G27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78]/2.5)*0.7457" office:value-type="float" office:value="518.2615" calcext:value-type="float">
            <text:p>518</text:p>
          </table:table-cell>
          <table:table-cell table:style-name="ce78" table:formula="of:=MIN(([.G278]*[.O278])*[.N278]*[.P278];[.L278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/>
          <table:table-cell table:style-name="ce243" table:formula="of:=([.O278]/([.E278]*0.5))*[.G278]" office:value-type="float" office:value="10.7550967357664" calcext:value-type="float">
            <text:p>10.76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9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79]/[.G27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79]/2.5)*0.7457" office:value-type="float" office:value="407.1522" calcext:value-type="float">
            <text:p>407</text:p>
          </table:table-cell>
          <table:table-cell table:style-name="ce78" table:formula="of:=MIN(([.G279]*[.O279])*[.N279]*[.P279];[.L279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/>
          <table:table-cell table:style-name="ce243" table:formula="of:=([.O279]/([.E279]*0.5))*[.G279]" office:value-type="float" office:value="10.7142857142857" calcext:value-type="float">
            <text:p>10.71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0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0]/[.G28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0]/2.5)*0.7457" office:value-type="float" office:value="632.3536" calcext:value-type="float">
            <text:p>632</text:p>
          </table:table-cell>
          <table:table-cell table:style-name="ce78" table:formula="of:=MIN(([.G280]*[.O280])*[.N280]*[.P280];[.L280])" office:value-type="float" office:value="499.778734247306" calcext:value-type="float">
            <text:p>50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9" table:formula="of:=[.T280]*[.F280]/[.G280]" office:value-type="float" office:value="27.6948729528372" calcext:value-type="float">
            <text:p>27.69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/>
          <table:table-cell table:style-name="ce244" table:formula="of:=(47.9*0.45359237)/1.6" office:value-type="float" office:value="13.579421576875" calcext:value-type="float">
            <text:p>13.58</text:p>
          </table:table-cell>
          <table:table-cell table:style-name="ce243" table:formula="of:=[.O280]/[.F280]" office:value-type="float" office:value="0.357353199391447" calcext:value-type="float">
            <text:p>0.36</text:p>
          </table:table-cell>
          <table:table-cell table:style-name="ce250"/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1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1]/[.G28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1]/2.5)*0.7457" office:value-type="float" office:value="511.5502" calcext:value-type="float">
            <text:p>512</text:p>
          </table:table-cell>
          <table:table-cell table:style-name="ce78" table:formula="of:=MIN(([.G281]*[.O281])*[.N281]*[.P281];[.L281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/>
          <table:table-cell table:style-name="ce243" table:formula="of:=([.O281]/([.E281]*0.5))*[.G281]" office:value-type="float" office:value="10.6655416216216" calcext:value-type="float">
            <text:p>10.67</text:p>
          </table:table-cell>
          <table:table-cell table:style-name="ce243"/>
          <table:table-cell table:style-name="ce250"/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2]/[.G28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2]/2.5)*0.7457" office:value-type="float" office:value="305.737" calcext:value-type="float">
            <text:p>306</text:p>
          </table:table-cell>
          <table:table-cell table:style-name="ce78" table:formula="of:=MIN(([.G282]*[.O282])*[.N282]*[.P282];[.L282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/>
          <table:table-cell table:style-name="ce243" table:formula="of:=([.O282]/([.E282]*0.5))*[.G282]" office:value-type="float" office:value="9" calcext:value-type="float">
            <text:p>9.00</text:p>
          </table:table-cell>
          <table:table-cell table:style-name="ce243"/>
          <table:table-cell table:style-name="ce250"/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3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3]/[.G28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3]/2.5)*0.7457" office:value-type="float" office:value="363.9016" calcext:value-type="float">
            <text:p>364</text:p>
          </table:table-cell>
          <table:table-cell table:style-name="ce78" table:formula="of:=MIN(([.G283]*[.O283])*[.N283]*[.P283];[.L283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/>
          <table:table-cell table:style-name="ce243" table:formula="of:=([.O283]/([.E283]*0.5))*[.G283]" office:value-type="float" office:value="10.886208" calcext:value-type="float">
            <text:p>10.89</text:p>
          </table:table-cell>
          <table:table-cell table:style-name="ce243"/>
          <table:table-cell table:style-name="ce250"/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4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4]/[.G284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4]/2.5)*0.7457" office:value-type="float" office:value="401.78316" calcext:value-type="float">
            <text:p>402</text:p>
          </table:table-cell>
          <table:table-cell table:style-name="ce78" table:formula="of:=MIN(([.G284]*[.O284])*[.N284]*[.P284];[.L284])" office:value-type="float" office:value="279.423562741772" calcext:value-type="float">
            <text:p>27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3" table:formula="of:=([.O284]/([.E284]*0.5))*[.G284]" office:value-type="float" office:value="9.96947469473684" calcext:value-type="float">
            <text:p>9.97</text:p>
          </table:table-cell>
          <table:table-cell table:style-name="ce243"/>
          <table:table-cell table:style-name="ce250"/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85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85]/[.G28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85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M285]/[.N285])/([.G285]*[.O285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/>
          <table:table-cell table:style-name="ce242" table:formula="of:=([.O285]/([.E285]*0.5))*[.G285]" office:value-type="float" office:value="10.7175572519084" calcext:value-type="float">
            <text:p>10.72</text:p>
          </table:table-cell>
          <table:table-cell table:style-name="ce242"/>
          <table:table-cell table:style-name="ce247"/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6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86]/[.G28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86]/2.5)*0.7457" office:value-type="float" office:value="738.243" calcext:value-type="float">
            <text:p>738</text:p>
          </table:table-cell>
          <table:table-cell table:style-name="ce78" table:formula="of:=MIN(([.G286]*[.O286])*[.N286]*[.P286];[.L286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/>
          <table:table-cell table:style-name="ce243" table:formula="of:=([.O286]/([.E286]*0.5))*[.G286]" office:value-type="float" office:value="14.288148" calcext:value-type="float">
            <text:p>14.2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7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87]/[.G28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87]/2.5)*0.7457" office:value-type="float" office:value="492.162" calcext:value-type="float">
            <text:p>492</text:p>
          </table:table-cell>
          <table:table-cell table:style-name="ce78" table:formula="of:=MIN(([.G287]*[.O287])*[.N287]*[.P287];[.L287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/>
          <table:table-cell table:style-name="ce243" table:formula="of:=([.O287]/([.E287]*0.5))*[.G287]" office:value-type="float" office:value="11.5716359111111" calcext:value-type="float">
            <text:p>11.57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8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88]/[.G28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88]/2.5)*0.7457" office:value-type="float" office:value="407.45048" calcext:value-type="float">
            <text:p>407</text:p>
          </table:table-cell>
          <table:table-cell table:style-name="ce78" table:formula="of:=MIN(([.G288]*[.O288])*[.N288]*[.P288];[.L288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/>
          <table:table-cell table:style-name="ce243" table:formula="of:=([.O288]/([.E288]*0.5))*[.G288]" office:value-type="float" office:value="11.5341965714286" calcext:value-type="float">
            <text:p>11.53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9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89]/[.G28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89]/2.5)*0.7457" office:value-type="float" office:value="359.72568" calcext:value-type="float">
            <text:p>360</text:p>
          </table:table-cell>
          <table:table-cell table:style-name="ce78" table:formula="of:=MIN(([.G289]*[.O289])*[.N289]*[.P289];[.L289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/>
          <table:table-cell table:style-name="ce243" table:formula="of:=([.O289]/([.E289]*0.5))*[.G289]" office:value-type="float" office:value="10.886208" calcext:value-type="float">
            <text:p>10.89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0]/2" office:value-type="float" office:value="50" calcext:value-type="float">
            <text:p>5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0]/[.G29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0]/2.5)*0.7457" office:value-type="float" office:value="305.737" calcext:value-type="float">
            <text:p>306</text:p>
          </table:table-cell>
          <table:table-cell table:style-name="ce78" table:formula="of:=MIN(([.G290]*[.O290])*[.N290]*[.P290];[.L290])" office:value-type="float" office:value="138.015470159569" calcext:value-type="float">
            <text:p>1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table:formula="of:=[.U290]*([.E290]/2)" office:value-type="float" office:value="15" calcext:value-type="float">
            <text:p>15.00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/>
          <table:table-cell table:style-name="ce243" table:formula="of:=([.O290]/([.E290]*0.5))*[.G290]" office:value-type="float" office:value="5.25" calcext:value-type="float">
            <text:p>5.25</text:p>
          </table:table-cell>
          <table:table-cell table:style-name="ce243" office:value-type="float" office:value="0.3" calcext:value-type="float">
            <text:p>0.30</text:p>
          </table:table-cell>
          <table:table-cell table:style-name="ce248"/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1]/[.G29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1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9" table:formula="of:=(4850*0.45359237)/[.G291]" office:value-type="float" office:value="44.8963876428572" calcext:value-type="float">
            <text:p>44.90</text:p>
          </table:table-cell>
          <table:table-cell table:style-name="ce92" table:formula="of:=([.M291]/[.N291])/([.G291]*[.O291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4" table:formula="of:=(65*0.45359237)/1.6" office:value-type="float" office:value="18.42719003125" calcext:value-type="float">
            <text:p>18.43</text:p>
          </table:table-cell>
          <table:table-cell table:style-name="ce244" table:formula="of:=[.O291]/[.F291]" office:value-type="float" office:value="0.350753028459821" calcext:value-type="float">
            <text:p>0.35</text:p>
          </table:table-cell>
          <table:table-cell table:style-name="ce253" table:formula="of:=([.S291]*1000)/[.T291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2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2]/[.G29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2]/2.5)*0.7457" office:value-type="float" office:value="601.0342" calcext:value-type="float">
            <text:p>601</text:p>
          </table:table-cell>
          <table:table-cell table:style-name="ce78" table:formula="of:=MIN(([.G292]*[.O292])*[.N292]*[.P292];[.L292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43" table:formula="of:=([.O292]/([.E292]*0.5))*[.G292]" office:value-type="float" office:value="19.7931054545455" calcext:value-type="float">
            <text:p>19.79</text:p>
          </table:table-cell>
          <table:table-cell table:style-name="ce243"/>
          <table:table-cell/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3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3]/[.G29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3]/2.5)*0.7457" office:value-type="float" office:value="730.786" calcext:value-type="float">
            <text:p>731</text:p>
          </table:table-cell>
          <table:table-cell table:style-name="ce78" table:formula="of:=MIN(([.G293]*[.O293])*[.N293]*[.P293];[.L293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/>
          <table:table-cell table:style-name="ce243" table:formula="of:=([.O293]/([.E293]*0.5))*[.G293]" office:value-type="float" office:value="16.502125" calcext:value-type="float">
            <text:p>16.50</text:p>
          </table:table-cell>
          <table:table-cell table:style-name="ce243"/>
          <table:table-cell table:style-name="ce248"/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4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4]/[.G29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4]/2.5)*0.7457" office:value-type="float" office:value="632.3536" calcext:value-type="float">
            <text:p>632</text:p>
          </table:table-cell>
          <table:table-cell table:style-name="ce78" table:formula="of:=MIN(([.G294]*[.O294])*[.N294]*[.P294];[.L294])" office:value-type="float" office:value="547.527737899122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69" calcext:value-type="float">
            <text:p>27.69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40"/>
          <table:table-cell table:style-name="ce243" table:formula="of:=([.O294]/([.E294]*0.5))*[.G294]" office:value-type="float" office:value="13.6663548387097" calcext:value-type="float">
            <text:p>13.67</text:p>
          </table:table-cell>
          <table:table-cell table:style-name="ce243"/>
          <table:table-cell table:style-name="ce255"/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5" table:number-columns-repeated="3"/>
          <table:table-cell table:style-name="Default" table:number-columns-repeated="1002"/>
        </table:table-row>
        <table:table-row table:style-name="ro3" table:number-rows-repeated="10482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3])*[Extrapolation.M233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4])*[Extrapolation.M23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5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6T14:32:45.696513485</dc:date>
    <meta:editing-duration>P50DT7H41M49S</meta:editing-duration>
    <meta:editing-cycles>2447</meta:editing-cycles>
    <meta:generator>LibreOffice/6.0.7.3$Linux_X86_64 LibreOffice_project/00m0$Build-3</meta:generator>
    <dc:creator>James Petts</dc:creator>
    <meta:document-statistic meta:table-count="5" meta:cell-count="6216" meta:object-count="0"/>
  </office:meta>
</office:document-meta>
</file>